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57.67mm" svg:y="16.94mm">
            <draw:object draw:notify-on-update-of-ranges="Sheet1.B4:Sheet1.B103 Sheet1.C3:Sheet1.C3 Sheet1.C4:Sheet1.C103 Sheet1.B4:Sheet1.B103 Sheet1.D3:Sheet1.D3 Sheet1.D4:Sheet1.D103 Sheet1.B4:Sheet1.B103 Sheet1.E3:Sheet1.E3 Sheet1.E4:Sheet1.E103 Sheet1.B4:Sheet1.B103 Sheet1.F3:Sheet1.F3 Sheet1.F4:Sheet1.F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TNR</text:p>
          </table:table-cell>
          <table:table-cell office:value-type="string" calcext:value-type="string">
            <text:p>FNR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FP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555556" calcext:value-type="float">
            <text:p>0,0555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44444" calcext:value-type="float">
            <text:p>0,9444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06061" calcext:value-type="float">
            <text:p>0,406061</text:p>
          </table:table-cell>
          <table:table-cell office:value-type="float" office:value="0.0555556" calcext:value-type="float">
            <text:p>0,0555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44444" calcext:value-type="float">
            <text:p>0,9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2121" calcext:value-type="float">
            <text:p>0,412121</text:p>
          </table:table-cell>
          <table:table-cell office:value-type="float" office:value="0.0555556" calcext:value-type="float">
            <text:p>0,0555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44444" calcext:value-type="float">
            <text:p>0,9444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18182" calcext:value-type="float">
            <text:p>0,418182</text:p>
          </table:table-cell>
          <table:table-cell office:value-type="float" office:value="0.0555556" calcext:value-type="float">
            <text:p>0,0555556</text:p>
          </table:table-cell>
          <table:table-cell office:value-type="float" office:value="0.0021645" calcext:value-type="float">
            <text:p>0,0021645</text:p>
          </table:table-cell>
          <table:table-cell office:value-type="float" office:value="0.997835" calcext:value-type="float">
            <text:p>0,997835</text:p>
          </table:table-cell>
          <table:table-cell office:value-type="float" office:value="0.944444" calcext:value-type="float">
            <text:p>0,9444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24242" calcext:value-type="float">
            <text:p>0,424242</text:p>
          </table:table-cell>
          <table:table-cell office:value-type="float" office:value="0.0555556" calcext:value-type="float">
            <text:p>0,0555556</text:p>
          </table:table-cell>
          <table:table-cell office:value-type="float" office:value="0.0021645" calcext:value-type="float">
            <text:p>0,0021645</text:p>
          </table:table-cell>
          <table:table-cell office:value-type="float" office:value="0.997835" calcext:value-type="float">
            <text:p>0,997835</text:p>
          </table:table-cell>
          <table:table-cell office:value-type="float" office:value="0.944444" calcext:value-type="float">
            <text:p>0,9444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30303" calcext:value-type="float">
            <text:p>0,430303</text:p>
          </table:table-cell>
          <table:table-cell office:value-type="float" office:value="0.0555556" calcext:value-type="float">
            <text:p>0,0555556</text:p>
          </table:table-cell>
          <table:table-cell office:value-type="float" office:value="0.0021645" calcext:value-type="float">
            <text:p>0,0021645</text:p>
          </table:table-cell>
          <table:table-cell office:value-type="float" office:value="0.997835" calcext:value-type="float">
            <text:p>0,997835</text:p>
          </table:table-cell>
          <table:table-cell office:value-type="float" office:value="0.944444" calcext:value-type="float">
            <text:p>0,9444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36364" calcext:value-type="float">
            <text:p>0,436364</text:p>
          </table:table-cell>
          <table:table-cell office:value-type="float" office:value="0.0555556" calcext:value-type="float">
            <text:p>0,0555556</text:p>
          </table:table-cell>
          <table:table-cell office:value-type="float" office:value="0.0021645" calcext:value-type="float">
            <text:p>0,0021645</text:p>
          </table:table-cell>
          <table:table-cell office:value-type="float" office:value="0.997835" calcext:value-type="float">
            <text:p>0,997835</text:p>
          </table:table-cell>
          <table:table-cell office:value-type="float" office:value="0.944444" calcext:value-type="float">
            <text:p>0,9444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42424" calcext:value-type="float">
            <text:p>0,442424</text:p>
          </table:table-cell>
          <table:table-cell office:value-type="float" office:value="0.0555556" calcext:value-type="float">
            <text:p>0,0555556</text:p>
          </table:table-cell>
          <table:table-cell office:value-type="float" office:value="0.0021645" calcext:value-type="float">
            <text:p>0,0021645</text:p>
          </table:table-cell>
          <table:table-cell office:value-type="float" office:value="0.997835" calcext:value-type="float">
            <text:p>0,997835</text:p>
          </table:table-cell>
          <table:table-cell office:value-type="float" office:value="0.944444" calcext:value-type="float">
            <text:p>0,9444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48485" calcext:value-type="float">
            <text:p>0,448485</text:p>
          </table:table-cell>
          <table:table-cell office:value-type="float" office:value="0.0555556" calcext:value-type="float">
            <text:p>0,0555556</text:p>
          </table:table-cell>
          <table:table-cell office:value-type="float" office:value="0.0021645" calcext:value-type="float">
            <text:p>0,0021645</text:p>
          </table:table-cell>
          <table:table-cell office:value-type="float" office:value="0.997835" calcext:value-type="float">
            <text:p>0,997835</text:p>
          </table:table-cell>
          <table:table-cell office:value-type="float" office:value="0.944444" calcext:value-type="float">
            <text:p>0,9444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4545" calcext:value-type="float">
            <text:p>0,454545</text:p>
          </table:table-cell>
          <table:table-cell office:value-type="float" office:value="0.0555556" calcext:value-type="float">
            <text:p>0,0555556</text:p>
          </table:table-cell>
          <table:table-cell office:value-type="float" office:value="0.0021645" calcext:value-type="float">
            <text:p>0,0021645</text:p>
          </table:table-cell>
          <table:table-cell office:value-type="float" office:value="0.997835" calcext:value-type="float">
            <text:p>0,997835</text:p>
          </table:table-cell>
          <table:table-cell office:value-type="float" office:value="0.944444" calcext:value-type="float">
            <text:p>0,944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60606" calcext:value-type="float">
            <text:p>0,460606</text:p>
          </table:table-cell>
          <table:table-cell office:value-type="float" office:value="0.0555556" calcext:value-type="float">
            <text:p>0,0555556</text:p>
          </table:table-cell>
          <table:table-cell office:value-type="float" office:value="0.0021645" calcext:value-type="float">
            <text:p>0,0021645</text:p>
          </table:table-cell>
          <table:table-cell office:value-type="float" office:value="0.997835" calcext:value-type="float">
            <text:p>0,997835</text:p>
          </table:table-cell>
          <table:table-cell office:value-type="float" office:value="0.944444" calcext:value-type="float">
            <text:p>0,9444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66667" calcext:value-type="float">
            <text:p>0,466667</text:p>
          </table:table-cell>
          <table:table-cell office:value-type="float" office:value="0.111111" calcext:value-type="float">
            <text:p>0,111111</text:p>
          </table:table-cell>
          <table:table-cell office:value-type="float" office:value="0.0021645" calcext:value-type="float">
            <text:p>0,0021645</text:p>
          </table:table-cell>
          <table:table-cell office:value-type="float" office:value="0.997835" calcext:value-type="float">
            <text:p>0,997835</text:p>
          </table:table-cell>
          <table:table-cell office:value-type="float" office:value="0.888889" calcext:value-type="float">
            <text:p>0,8888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72727" calcext:value-type="float">
            <text:p>0,472727</text:p>
          </table:table-cell>
          <table:table-cell office:value-type="float" office:value="0.111111" calcext:value-type="float">
            <text:p>0,111111</text:p>
          </table:table-cell>
          <table:table-cell office:value-type="float" office:value="0.0021645" calcext:value-type="float">
            <text:p>0,0021645</text:p>
          </table:table-cell>
          <table:table-cell office:value-type="float" office:value="0.997835" calcext:value-type="float">
            <text:p>0,997835</text:p>
          </table:table-cell>
          <table:table-cell office:value-type="float" office:value="0.888889" calcext:value-type="float">
            <text:p>0,8888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78788" calcext:value-type="float">
            <text:p>0,478788</text:p>
          </table:table-cell>
          <table:table-cell office:value-type="float" office:value="0.111111" calcext:value-type="float">
            <text:p>0,111111</text:p>
          </table:table-cell>
          <table:table-cell office:value-type="float" office:value="0.0021645" calcext:value-type="float">
            <text:p>0,0021645</text:p>
          </table:table-cell>
          <table:table-cell office:value-type="float" office:value="0.997835" calcext:value-type="float">
            <text:p>0,997835</text:p>
          </table:table-cell>
          <table:table-cell office:value-type="float" office:value="0.888889" calcext:value-type="float">
            <text:p>0,8888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4848" calcext:value-type="float">
            <text:p>0,484848</text:p>
          </table:table-cell>
          <table:table-cell office:value-type="float" office:value="0.111111" calcext:value-type="float">
            <text:p>0,111111</text:p>
          </table:table-cell>
          <table:table-cell office:value-type="float" office:value="0.0021645" calcext:value-type="float">
            <text:p>0,0021645</text:p>
          </table:table-cell>
          <table:table-cell office:value-type="float" office:value="0.997835" calcext:value-type="float">
            <text:p>0,997835</text:p>
          </table:table-cell>
          <table:table-cell office:value-type="float" office:value="0.888889" calcext:value-type="float">
            <text:p>0,8888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90909" calcext:value-type="float">
            <text:p>0,490909</text:p>
          </table:table-cell>
          <table:table-cell office:value-type="float" office:value="0.111111" calcext:value-type="float">
            <text:p>0,111111</text:p>
          </table:table-cell>
          <table:table-cell office:value-type="float" office:value="0.0021645" calcext:value-type="float">
            <text:p>0,0021645</text:p>
          </table:table-cell>
          <table:table-cell office:value-type="float" office:value="0.997835" calcext:value-type="float">
            <text:p>0,997835</text:p>
          </table:table-cell>
          <table:table-cell office:value-type="float" office:value="0.888889" calcext:value-type="float">
            <text:p>0,8888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9697" calcext:value-type="float">
            <text:p>0,49697</text:p>
          </table:table-cell>
          <table:table-cell office:value-type="float" office:value="0.111111" calcext:value-type="float">
            <text:p>0,111111</text:p>
          </table:table-cell>
          <table:table-cell office:value-type="float" office:value="0.0021645" calcext:value-type="float">
            <text:p>0,0021645</text:p>
          </table:table-cell>
          <table:table-cell office:value-type="float" office:value="0.997835" calcext:value-type="float">
            <text:p>0,997835</text:p>
          </table:table-cell>
          <table:table-cell office:value-type="float" office:value="0.888889" calcext:value-type="float">
            <text:p>0,8888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0303" calcext:value-type="float">
            <text:p>0,50303</text:p>
          </table:table-cell>
          <table:table-cell office:value-type="float" office:value="0.111111" calcext:value-type="float">
            <text:p>0,111111</text:p>
          </table:table-cell>
          <table:table-cell office:value-type="float" office:value="0.004329" calcext:value-type="float">
            <text:p>0,004329</text:p>
          </table:table-cell>
          <table:table-cell office:value-type="float" office:value="0.995671" calcext:value-type="float">
            <text:p>0,995671</text:p>
          </table:table-cell>
          <table:table-cell office:value-type="float" office:value="0.888889" calcext:value-type="float">
            <text:p>0,8888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09091" calcext:value-type="float">
            <text:p>0,509091</text:p>
          </table:table-cell>
          <table:table-cell office:value-type="float" office:value="0.111111" calcext:value-type="float">
            <text:p>0,111111</text:p>
          </table:table-cell>
          <table:table-cell office:value-type="float" office:value="0.004329" calcext:value-type="float">
            <text:p>0,004329</text:p>
          </table:table-cell>
          <table:table-cell office:value-type="float" office:value="0.995671" calcext:value-type="float">
            <text:p>0,995671</text:p>
          </table:table-cell>
          <table:table-cell office:value-type="float" office:value="0.888889" calcext:value-type="float">
            <text:p>0,8888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15152" calcext:value-type="float">
            <text:p>0,515152</text:p>
          </table:table-cell>
          <table:table-cell office:value-type="float" office:value="0.166667" calcext:value-type="float">
            <text:p>0,166667</text:p>
          </table:table-cell>
          <table:table-cell office:value-type="float" office:value="0.00649351" calcext:value-type="float">
            <text:p>0,00649351</text:p>
          </table:table-cell>
          <table:table-cell office:value-type="float" office:value="0.993506" calcext:value-type="float">
            <text:p>0,993506</text:p>
          </table:table-cell>
          <table:table-cell office:value-type="float" office:value="0.833333" calcext:value-type="float">
            <text:p>0,8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1212" calcext:value-type="float">
            <text:p>0,521212</text:p>
          </table:table-cell>
          <table:table-cell office:value-type="float" office:value="0.166667" calcext:value-type="float">
            <text:p>0,166667</text:p>
          </table:table-cell>
          <table:table-cell office:value-type="float" office:value="0.00865801" calcext:value-type="float">
            <text:p>0,00865801</text:p>
          </table:table-cell>
          <table:table-cell office:value-type="float" office:value="0.991342" calcext:value-type="float">
            <text:p>0,991342</text:p>
          </table:table-cell>
          <table:table-cell office:value-type="float" office:value="0.833333" calcext:value-type="float">
            <text:p>0,8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27273" calcext:value-type="float">
            <text:p>0,527273</text:p>
          </table:table-cell>
          <table:table-cell office:value-type="float" office:value="0.166667" calcext:value-type="float">
            <text:p>0,166667</text:p>
          </table:table-cell>
          <table:table-cell office:value-type="float" office:value="0.00865801" calcext:value-type="float">
            <text:p>0,00865801</text:p>
          </table:table-cell>
          <table:table-cell office:value-type="float" office:value="0.991342" calcext:value-type="float">
            <text:p>0,991342</text:p>
          </table:table-cell>
          <table:table-cell office:value-type="float" office:value="0.833333" calcext:value-type="float">
            <text:p>0,833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0.222222" calcext:value-type="float">
            <text:p>0,222222</text:p>
          </table:table-cell>
          <table:table-cell office:value-type="float" office:value="0.00865801" calcext:value-type="float">
            <text:p>0,00865801</text:p>
          </table:table-cell>
          <table:table-cell office:value-type="float" office:value="0.991342" calcext:value-type="float">
            <text:p>0,991342</text:p>
          </table:table-cell>
          <table:table-cell office:value-type="float" office:value="0.777778" calcext:value-type="float">
            <text:p>0,7777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39394" calcext:value-type="float">
            <text:p>0,539394</text:p>
          </table:table-cell>
          <table:table-cell office:value-type="float" office:value="0.222222" calcext:value-type="float">
            <text:p>0,222222</text:p>
          </table:table-cell>
          <table:table-cell office:value-type="float" office:value="0.0108225" calcext:value-type="float">
            <text:p>0,0108225</text:p>
          </table:table-cell>
          <table:table-cell office:value-type="float" office:value="0.989177" calcext:value-type="float">
            <text:p>0,989177</text:p>
          </table:table-cell>
          <table:table-cell office:value-type="float" office:value="0.777778" calcext:value-type="float">
            <text:p>0,7777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45455" calcext:value-type="float">
            <text:p>0,545455</text:p>
          </table:table-cell>
          <table:table-cell office:value-type="float" office:value="0.222222" calcext:value-type="float">
            <text:p>0,222222</text:p>
          </table:table-cell>
          <table:table-cell office:value-type="float" office:value="0.0108225" calcext:value-type="float">
            <text:p>0,0108225</text:p>
          </table:table-cell>
          <table:table-cell office:value-type="float" office:value="0.989177" calcext:value-type="float">
            <text:p>0,989177</text:p>
          </table:table-cell>
          <table:table-cell office:value-type="float" office:value="0.777778" calcext:value-type="float">
            <text:p>0,7777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51515" calcext:value-type="float">
            <text:p>0,551515</text:p>
          </table:table-cell>
          <table:table-cell office:value-type="float" office:value="0.277778" calcext:value-type="float">
            <text:p>0,277778</text:p>
          </table:table-cell>
          <table:table-cell office:value-type="float" office:value="0.0108225" calcext:value-type="float">
            <text:p>0,0108225</text:p>
          </table:table-cell>
          <table:table-cell office:value-type="float" office:value="0.989177" calcext:value-type="float">
            <text:p>0,989177</text:p>
          </table:table-cell>
          <table:table-cell office:value-type="float" office:value="0.722222" calcext:value-type="float">
            <text:p>0,7222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57576" calcext:value-type="float">
            <text:p>0,557576</text:p>
          </table:table-cell>
          <table:table-cell office:value-type="float" office:value="0.277778" calcext:value-type="float">
            <text:p>0,277778</text:p>
          </table:table-cell>
          <table:table-cell office:value-type="float" office:value="0.0108225" calcext:value-type="float">
            <text:p>0,0108225</text:p>
          </table:table-cell>
          <table:table-cell office:value-type="float" office:value="0.989177" calcext:value-type="float">
            <text:p>0,989177</text:p>
          </table:table-cell>
          <table:table-cell office:value-type="float" office:value="0.722222" calcext:value-type="float">
            <text:p>0,7222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63636" calcext:value-type="float">
            <text:p>0,563636</text:p>
          </table:table-cell>
          <table:table-cell office:value-type="float" office:value="0.277778" calcext:value-type="float">
            <text:p>0,277778</text:p>
          </table:table-cell>
          <table:table-cell office:value-type="float" office:value="0.0108225" calcext:value-type="float">
            <text:p>0,0108225</text:p>
          </table:table-cell>
          <table:table-cell office:value-type="float" office:value="0.989177" calcext:value-type="float">
            <text:p>0,989177</text:p>
          </table:table-cell>
          <table:table-cell office:value-type="float" office:value="0.722222" calcext:value-type="float">
            <text:p>0,7222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69697" calcext:value-type="float">
            <text:p>0,569697</text:p>
          </table:table-cell>
          <table:table-cell office:value-type="float" office:value="0.277778" calcext:value-type="float">
            <text:p>0,277778</text:p>
          </table:table-cell>
          <table:table-cell office:value-type="float" office:value="0.0108225" calcext:value-type="float">
            <text:p>0,0108225</text:p>
          </table:table-cell>
          <table:table-cell office:value-type="float" office:value="0.989177" calcext:value-type="float">
            <text:p>0,989177</text:p>
          </table:table-cell>
          <table:table-cell office:value-type="float" office:value="0.722222" calcext:value-type="float">
            <text:p>0,7222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75758" calcext:value-type="float">
            <text:p>0,575758</text:p>
          </table:table-cell>
          <table:table-cell office:value-type="float" office:value="0.388889" calcext:value-type="float">
            <text:p>0,388889</text:p>
          </table:table-cell>
          <table:table-cell office:value-type="float" office:value="0.012987" calcext:value-type="float">
            <text:p>0,012987</text:p>
          </table:table-cell>
          <table:table-cell office:value-type="float" office:value="0.987013" calcext:value-type="float">
            <text:p>0,987013</text:p>
          </table:table-cell>
          <table:table-cell office:value-type="float" office:value="0.611111" calcext:value-type="float">
            <text:p>0,6111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81818" calcext:value-type="float">
            <text:p>0,581818</text:p>
          </table:table-cell>
          <table:table-cell office:value-type="float" office:value="0.388889" calcext:value-type="float">
            <text:p>0,388889</text:p>
          </table:table-cell>
          <table:table-cell office:value-type="float" office:value="0.012987" calcext:value-type="float">
            <text:p>0,012987</text:p>
          </table:table-cell>
          <table:table-cell office:value-type="float" office:value="0.987013" calcext:value-type="float">
            <text:p>0,987013</text:p>
          </table:table-cell>
          <table:table-cell office:value-type="float" office:value="0.611111" calcext:value-type="float">
            <text:p>0,6111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87879" calcext:value-type="float">
            <text:p>0,587879</text:p>
          </table:table-cell>
          <table:table-cell office:value-type="float" office:value="0.388889" calcext:value-type="float">
            <text:p>0,388889</text:p>
          </table:table-cell>
          <table:table-cell office:value-type="float" office:value="0.012987" calcext:value-type="float">
            <text:p>0,012987</text:p>
          </table:table-cell>
          <table:table-cell office:value-type="float" office:value="0.987013" calcext:value-type="float">
            <text:p>0,987013</text:p>
          </table:table-cell>
          <table:table-cell office:value-type="float" office:value="0.611111" calcext:value-type="float">
            <text:p>0,6111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93939" calcext:value-type="float">
            <text:p>0,593939</text:p>
          </table:table-cell>
          <table:table-cell office:value-type="float" office:value="0.388889" calcext:value-type="float">
            <text:p>0,388889</text:p>
          </table:table-cell>
          <table:table-cell office:value-type="float" office:value="0.012987" calcext:value-type="float">
            <text:p>0,012987</text:p>
          </table:table-cell>
          <table:table-cell office:value-type="float" office:value="0.987013" calcext:value-type="float">
            <text:p>0,987013</text:p>
          </table:table-cell>
          <table:table-cell office:value-type="float" office:value="0.611111" calcext:value-type="float">
            <text:p>0,6111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" calcext:value-type="float">
            <text:p>0,6</text:p>
          </table:table-cell>
          <table:table-cell office:value-type="float" office:value="0.388889" calcext:value-type="float">
            <text:p>0,388889</text:p>
          </table:table-cell>
          <table:table-cell office:value-type="float" office:value="0.012987" calcext:value-type="float">
            <text:p>0,012987</text:p>
          </table:table-cell>
          <table:table-cell office:value-type="float" office:value="0.987013" calcext:value-type="float">
            <text:p>0,987013</text:p>
          </table:table-cell>
          <table:table-cell office:value-type="float" office:value="0.611111" calcext:value-type="float">
            <text:p>0,6111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06061" calcext:value-type="float">
            <text:p>0,606061</text:p>
          </table:table-cell>
          <table:table-cell office:value-type="float" office:value="0.388889" calcext:value-type="float">
            <text:p>0,388889</text:p>
          </table:table-cell>
          <table:table-cell office:value-type="float" office:value="0.0151515" calcext:value-type="float">
            <text:p>0,0151515</text:p>
          </table:table-cell>
          <table:table-cell office:value-type="float" office:value="0.984848" calcext:value-type="float">
            <text:p>0,984848</text:p>
          </table:table-cell>
          <table:table-cell office:value-type="float" office:value="0.611111" calcext:value-type="float">
            <text:p>0,6111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12121" calcext:value-type="float">
            <text:p>0,612121</text:p>
          </table:table-cell>
          <table:table-cell office:value-type="float" office:value="0.388889" calcext:value-type="float">
            <text:p>0,388889</text:p>
          </table:table-cell>
          <table:table-cell office:value-type="float" office:value="0.0151515" calcext:value-type="float">
            <text:p>0,0151515</text:p>
          </table:table-cell>
          <table:table-cell office:value-type="float" office:value="0.984848" calcext:value-type="float">
            <text:p>0,984848</text:p>
          </table:table-cell>
          <table:table-cell office:value-type="float" office:value="0.611111" calcext:value-type="float">
            <text:p>0,6111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18182" calcext:value-type="float">
            <text:p>0,618182</text:p>
          </table:table-cell>
          <table:table-cell office:value-type="float" office:value="0.388889" calcext:value-type="float">
            <text:p>0,388889</text:p>
          </table:table-cell>
          <table:table-cell office:value-type="float" office:value="0.017316" calcext:value-type="float">
            <text:p>0,017316</text:p>
          </table:table-cell>
          <table:table-cell office:value-type="float" office:value="0.982684" calcext:value-type="float">
            <text:p>0,982684</text:p>
          </table:table-cell>
          <table:table-cell office:value-type="float" office:value="0.611111" calcext:value-type="float">
            <text:p>0,6111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24242" calcext:value-type="float">
            <text:p>0,624242</text:p>
          </table:table-cell>
          <table:table-cell office:value-type="float" office:value="0.444444" calcext:value-type="float">
            <text:p>0,444444</text:p>
          </table:table-cell>
          <table:table-cell office:value-type="float" office:value="0.017316" calcext:value-type="float">
            <text:p>0,017316</text:p>
          </table:table-cell>
          <table:table-cell office:value-type="float" office:value="0.982684" calcext:value-type="float">
            <text:p>0,982684</text:p>
          </table:table-cell>
          <table:table-cell office:value-type="float" office:value="0.555556" calcext:value-type="float">
            <text:p>0,5555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30303" calcext:value-type="float">
            <text:p>0,630303</text:p>
          </table:table-cell>
          <table:table-cell office:value-type="float" office:value="0.444444" calcext:value-type="float">
            <text:p>0,444444</text:p>
          </table:table-cell>
          <table:table-cell office:value-type="float" office:value="0.017316" calcext:value-type="float">
            <text:p>0,017316</text:p>
          </table:table-cell>
          <table:table-cell office:value-type="float" office:value="0.982684" calcext:value-type="float">
            <text:p>0,982684</text:p>
          </table:table-cell>
          <table:table-cell office:value-type="float" office:value="0.555556" calcext:value-type="float">
            <text:p>0,5555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36364" calcext:value-type="float">
            <text:p>0,636364</text:p>
          </table:table-cell>
          <table:table-cell office:value-type="float" office:value="0.444444" calcext:value-type="float">
            <text:p>0,444444</text:p>
          </table:table-cell>
          <table:table-cell office:value-type="float" office:value="0.025974" calcext:value-type="float">
            <text:p>0,025974</text:p>
          </table:table-cell>
          <table:table-cell office:value-type="float" office:value="0.974026" calcext:value-type="float">
            <text:p>0,974026</text:p>
          </table:table-cell>
          <table:table-cell office:value-type="float" office:value="0.555556" calcext:value-type="float">
            <text:p>0,5555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42424" calcext:value-type="float">
            <text:p>0,642424</text:p>
          </table:table-cell>
          <table:table-cell office:value-type="float" office:value="0.444444" calcext:value-type="float">
            <text:p>0,444444</text:p>
          </table:table-cell>
          <table:table-cell office:value-type="float" office:value="0.025974" calcext:value-type="float">
            <text:p>0,025974</text:p>
          </table:table-cell>
          <table:table-cell office:value-type="float" office:value="0.974026" calcext:value-type="float">
            <text:p>0,974026</text:p>
          </table:table-cell>
          <table:table-cell office:value-type="float" office:value="0.555556" calcext:value-type="float">
            <text:p>0,5555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48485" calcext:value-type="float">
            <text:p>0,648485</text:p>
          </table:table-cell>
          <table:table-cell office:value-type="float" office:value="0.444444" calcext:value-type="float">
            <text:p>0,444444</text:p>
          </table:table-cell>
          <table:table-cell office:value-type="float" office:value="0.0281385" calcext:value-type="float">
            <text:p>0,0281385</text:p>
          </table:table-cell>
          <table:table-cell office:value-type="float" office:value="0.971861" calcext:value-type="float">
            <text:p>0,971861</text:p>
          </table:table-cell>
          <table:table-cell office:value-type="float" office:value="0.555556" calcext:value-type="float">
            <text:p>0,5555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54545" calcext:value-type="float">
            <text:p>0,654545</text:p>
          </table:table-cell>
          <table:table-cell office:value-type="float" office:value="0.444444" calcext:value-type="float">
            <text:p>0,444444</text:p>
          </table:table-cell>
          <table:table-cell office:value-type="float" office:value="0.0281385" calcext:value-type="float">
            <text:p>0,0281385</text:p>
          </table:table-cell>
          <table:table-cell office:value-type="float" office:value="0.971861" calcext:value-type="float">
            <text:p>0,971861</text:p>
          </table:table-cell>
          <table:table-cell office:value-type="float" office:value="0.555556" calcext:value-type="float">
            <text:p>0,5555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60606" calcext:value-type="float">
            <text:p>0,660606</text:p>
          </table:table-cell>
          <table:table-cell office:value-type="float" office:value="0.444444" calcext:value-type="float">
            <text:p>0,444444</text:p>
          </table:table-cell>
          <table:table-cell office:value-type="float" office:value="0.0281385" calcext:value-type="float">
            <text:p>0,0281385</text:p>
          </table:table-cell>
          <table:table-cell office:value-type="float" office:value="0.971861" calcext:value-type="float">
            <text:p>0,971861</text:p>
          </table:table-cell>
          <table:table-cell office:value-type="float" office:value="0.555556" calcext:value-type="float">
            <text:p>0,5555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444444" calcext:value-type="float">
            <text:p>0,444444</text:p>
          </table:table-cell>
          <table:table-cell office:value-type="float" office:value="0.030303" calcext:value-type="float">
            <text:p>0,030303</text:p>
          </table:table-cell>
          <table:table-cell office:value-type="float" office:value="0.969697" calcext:value-type="float">
            <text:p>0,969697</text:p>
          </table:table-cell>
          <table:table-cell office:value-type="float" office:value="0.555556" calcext:value-type="float">
            <text:p>0,5555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72727" calcext:value-type="float">
            <text:p>0,672727</text:p>
          </table:table-cell>
          <table:table-cell office:value-type="float" office:value="0.5" calcext:value-type="float">
            <text:p>0,5</text:p>
          </table:table-cell>
          <table:table-cell office:value-type="float" office:value="0.030303" calcext:value-type="float">
            <text:p>0,030303</text:p>
          </table:table-cell>
          <table:table-cell office:value-type="float" office:value="0.969697" calcext:value-type="float">
            <text:p>0,969697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78788" calcext:value-type="float">
            <text:p>0,678788</text:p>
          </table:table-cell>
          <table:table-cell office:value-type="float" office:value="0.5" calcext:value-type="float">
            <text:p>0,5</text:p>
          </table:table-cell>
          <table:table-cell office:value-type="float" office:value="0.0324675" calcext:value-type="float">
            <text:p>0,0324675</text:p>
          </table:table-cell>
          <table:table-cell office:value-type="float" office:value="0.967532" calcext:value-type="float">
            <text:p>0,967532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84848" calcext:value-type="float">
            <text:p>0,684848</text:p>
          </table:table-cell>
          <table:table-cell office:value-type="float" office:value="0.5" calcext:value-type="float">
            <text:p>0,5</text:p>
          </table:table-cell>
          <table:table-cell office:value-type="float" office:value="0.034632" calcext:value-type="float">
            <text:p>0,034632</text:p>
          </table:table-cell>
          <table:table-cell office:value-type="float" office:value="0.965368" calcext:value-type="float">
            <text:p>0,965368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90909" calcext:value-type="float">
            <text:p>0,690909</text:p>
          </table:table-cell>
          <table:table-cell office:value-type="float" office:value="0.5" calcext:value-type="float">
            <text:p>0,5</text:p>
          </table:table-cell>
          <table:table-cell office:value-type="float" office:value="0.034632" calcext:value-type="float">
            <text:p>0,034632</text:p>
          </table:table-cell>
          <table:table-cell office:value-type="float" office:value="0.965368" calcext:value-type="float">
            <text:p>0,965368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9697" calcext:value-type="float">
            <text:p>0,69697</text:p>
          </table:table-cell>
          <table:table-cell office:value-type="float" office:value="0.5" calcext:value-type="float">
            <text:p>0,5</text:p>
          </table:table-cell>
          <table:table-cell office:value-type="float" office:value="0.034632" calcext:value-type="float">
            <text:p>0,034632</text:p>
          </table:table-cell>
          <table:table-cell office:value-type="float" office:value="0.965368" calcext:value-type="float">
            <text:p>0,965368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0303" calcext:value-type="float">
            <text:p>0,70303</text:p>
          </table:table-cell>
          <table:table-cell office:value-type="float" office:value="0.5" calcext:value-type="float">
            <text:p>0,5</text:p>
          </table:table-cell>
          <table:table-cell office:value-type="float" office:value="0.034632" calcext:value-type="float">
            <text:p>0,034632</text:p>
          </table:table-cell>
          <table:table-cell office:value-type="float" office:value="0.965368" calcext:value-type="float">
            <text:p>0,965368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09091" calcext:value-type="float">
            <text:p>0,709091</text:p>
          </table:table-cell>
          <table:table-cell office:value-type="float" office:value="0.5" calcext:value-type="float">
            <text:p>0,5</text:p>
          </table:table-cell>
          <table:table-cell office:value-type="float" office:value="0.034632" calcext:value-type="float">
            <text:p>0,034632</text:p>
          </table:table-cell>
          <table:table-cell office:value-type="float" office:value="0.965368" calcext:value-type="float">
            <text:p>0,965368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15152" calcext:value-type="float">
            <text:p>0,715152</text:p>
          </table:table-cell>
          <table:table-cell office:value-type="float" office:value="0.5" calcext:value-type="float">
            <text:p>0,5</text:p>
          </table:table-cell>
          <table:table-cell office:value-type="float" office:value="0.0367965" calcext:value-type="float">
            <text:p>0,0367965</text:p>
          </table:table-cell>
          <table:table-cell office:value-type="float" office:value="0.963203" calcext:value-type="float">
            <text:p>0,963203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21212" calcext:value-type="float">
            <text:p>0,721212</text:p>
          </table:table-cell>
          <table:table-cell office:value-type="float" office:value="0.5" calcext:value-type="float">
            <text:p>0,5</text:p>
          </table:table-cell>
          <table:table-cell office:value-type="float" office:value="0.0367965" calcext:value-type="float">
            <text:p>0,0367965</text:p>
          </table:table-cell>
          <table:table-cell office:value-type="float" office:value="0.963203" calcext:value-type="float">
            <text:p>0,963203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27273" calcext:value-type="float">
            <text:p>0,727273</text:p>
          </table:table-cell>
          <table:table-cell office:value-type="float" office:value="0.5" calcext:value-type="float">
            <text:p>0,5</text:p>
          </table:table-cell>
          <table:table-cell office:value-type="float" office:value="0.038961" calcext:value-type="float">
            <text:p>0,038961</text:p>
          </table:table-cell>
          <table:table-cell office:value-type="float" office:value="0.961039" calcext:value-type="float">
            <text:p>0,961039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33333" calcext:value-type="float">
            <text:p>0,733333</text:p>
          </table:table-cell>
          <table:table-cell office:value-type="float" office:value="0.5" calcext:value-type="float">
            <text:p>0,5</text:p>
          </table:table-cell>
          <table:table-cell office:value-type="float" office:value="0.04329" calcext:value-type="float">
            <text:p>0,04329</text:p>
          </table:table-cell>
          <table:table-cell office:value-type="float" office:value="0.95671" calcext:value-type="float">
            <text:p>0,9567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39394" calcext:value-type="float">
            <text:p>0,739394</text:p>
          </table:table-cell>
          <table:table-cell office:value-type="float" office:value="0.5" calcext:value-type="float">
            <text:p>0,5</text:p>
          </table:table-cell>
          <table:table-cell office:value-type="float" office:value="0.04329" calcext:value-type="float">
            <text:p>0,04329</text:p>
          </table:table-cell>
          <table:table-cell office:value-type="float" office:value="0.95671" calcext:value-type="float">
            <text:p>0,9567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45455" calcext:value-type="float">
            <text:p>0,745455</text:p>
          </table:table-cell>
          <table:table-cell office:value-type="float" office:value="0.5" calcext:value-type="float">
            <text:p>0,5</text:p>
          </table:table-cell>
          <table:table-cell office:value-type="float" office:value="0.0454545" calcext:value-type="float">
            <text:p>0,0454545</text:p>
          </table:table-cell>
          <table:table-cell office:value-type="float" office:value="0.954545" calcext:value-type="float">
            <text:p>0,954545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51515" calcext:value-type="float">
            <text:p>0,751515</text:p>
          </table:table-cell>
          <table:table-cell office:value-type="float" office:value="0.5" calcext:value-type="float">
            <text:p>0,5</text:p>
          </table:table-cell>
          <table:table-cell office:value-type="float" office:value="0.0454545" calcext:value-type="float">
            <text:p>0,0454545</text:p>
          </table:table-cell>
          <table:table-cell office:value-type="float" office:value="0.954545" calcext:value-type="float">
            <text:p>0,954545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57576" calcext:value-type="float">
            <text:p>0,757576</text:p>
          </table:table-cell>
          <table:table-cell office:value-type="float" office:value="0.5" calcext:value-type="float">
            <text:p>0,5</text:p>
          </table:table-cell>
          <table:table-cell office:value-type="float" office:value="0.047619" calcext:value-type="float">
            <text:p>0,047619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63636" calcext:value-type="float">
            <text:p>0,763636</text:p>
          </table:table-cell>
          <table:table-cell office:value-type="float" office:value="0.5" calcext:value-type="float">
            <text:p>0,5</text:p>
          </table:table-cell>
          <table:table-cell office:value-type="float" office:value="0.047619" calcext:value-type="float">
            <text:p>0,047619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69697" calcext:value-type="float">
            <text:p>0,769697</text:p>
          </table:table-cell>
          <table:table-cell office:value-type="float" office:value="0.5" calcext:value-type="float">
            <text:p>0,5</text:p>
          </table:table-cell>
          <table:table-cell office:value-type="float" office:value="0.047619" calcext:value-type="float">
            <text:p>0,047619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775758" calcext:value-type="float">
            <text:p>0,775758</text:p>
          </table:table-cell>
          <table:table-cell office:value-type="float" office:value="0.5" calcext:value-type="float">
            <text:p>0,5</text:p>
          </table:table-cell>
          <table:table-cell office:value-type="float" office:value="0.0497835" calcext:value-type="float">
            <text:p>0,0497835</text:p>
          </table:table-cell>
          <table:table-cell office:value-type="float" office:value="0.950216" calcext:value-type="float">
            <text:p>0,950216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float" office:value="0.781818" calcext:value-type="float">
            <text:p>0,781818</text:p>
          </table:table-cell>
          <table:table-cell table:style-name="ce1" office:value-type="float" office:value="0.555556" calcext:value-type="float">
            <text:p>0,555556</text:p>
          </table:table-cell>
          <table:table-cell table:style-name="ce1" office:value-type="float" office:value="0.0497835" calcext:value-type="float">
            <text:p>0,0497835</text:p>
          </table:table-cell>
          <table:table-cell office:value-type="float" office:value="0.950216" calcext:value-type="float">
            <text:p>0,950216</text:p>
          </table:table-cell>
          <table:table-cell office:value-type="float" office:value="0.444444" calcext:value-type="float">
            <text:p>0,4444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87879" calcext:value-type="float">
            <text:p>0,787879</text:p>
          </table:table-cell>
          <table:table-cell office:value-type="float" office:value="0.555556" calcext:value-type="float">
            <text:p>0,555556</text:p>
          </table:table-cell>
          <table:table-cell office:value-type="float" office:value="0.0562771" calcext:value-type="float">
            <text:p>0,0562771</text:p>
          </table:table-cell>
          <table:table-cell office:value-type="float" office:value="0.943723" calcext:value-type="float">
            <text:p>0,943723</text:p>
          </table:table-cell>
          <table:table-cell office:value-type="float" office:value="0.444444" calcext:value-type="float">
            <text:p>0,4444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93939" calcext:value-type="float">
            <text:p>0,793939</text:p>
          </table:table-cell>
          <table:table-cell office:value-type="float" office:value="0.555556" calcext:value-type="float">
            <text:p>0,555556</text:p>
          </table:table-cell>
          <table:table-cell office:value-type="float" office:value="0.0584416" calcext:value-type="float">
            <text:p>0,0584416</text:p>
          </table:table-cell>
          <table:table-cell office:value-type="float" office:value="0.941558" calcext:value-type="float">
            <text:p>0,941558</text:p>
          </table:table-cell>
          <table:table-cell office:value-type="float" office:value="0.444444" calcext:value-type="float">
            <text:p>0,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" calcext:value-type="float">
            <text:p>0,8</text:p>
          </table:table-cell>
          <table:table-cell office:value-type="float" office:value="0.555556" calcext:value-type="float">
            <text:p>0,555556</text:p>
          </table:table-cell>
          <table:table-cell office:value-type="float" office:value="0.0584416" calcext:value-type="float">
            <text:p>0,0584416</text:p>
          </table:table-cell>
          <table:table-cell office:value-type="float" office:value="0.941558" calcext:value-type="float">
            <text:p>0,941558</text:p>
          </table:table-cell>
          <table:table-cell office:value-type="float" office:value="0.444444" calcext:value-type="float">
            <text:p>0,44444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06061" calcext:value-type="float">
            <text:p>0,80606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0649351" calcext:value-type="float">
            <text:p>0,0649351</text:p>
          </table:table-cell>
          <table:table-cell office:value-type="float" office:value="0.935065" calcext:value-type="float">
            <text:p>0,935065</text:p>
          </table:table-cell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12121" calcext:value-type="float">
            <text:p>0,81212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0649351" calcext:value-type="float">
            <text:p>0,0649351</text:p>
          </table:table-cell>
          <table:table-cell office:value-type="float" office:value="0.935065" calcext:value-type="float">
            <text:p>0,935065</text:p>
          </table:table-cell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18182" calcext:value-type="float">
            <text:p>0,818182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0692641" calcext:value-type="float">
            <text:p>0,0692641</text:p>
          </table:table-cell>
          <table:table-cell office:value-type="float" office:value="0.930736" calcext:value-type="float">
            <text:p>0,930736</text:p>
          </table:table-cell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24242" calcext:value-type="float">
            <text:p>0,824242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0714286" calcext:value-type="float">
            <text:p>0,0714286</text:p>
          </table:table-cell>
          <table:table-cell office:value-type="float" office:value="0.928571" calcext:value-type="float">
            <text:p>0,928571</text:p>
          </table:table-cell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30303" calcext:value-type="float">
            <text:p>0,83030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0735931" calcext:value-type="float">
            <text:p>0,0735931</text:p>
          </table:table-cell>
          <table:table-cell office:value-type="float" office:value="0.926407" calcext:value-type="float">
            <text:p>0,926407</text:p>
          </table:table-cell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36364" calcext:value-type="float">
            <text:p>0,836364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0735931" calcext:value-type="float">
            <text:p>0,0735931</text:p>
          </table:table-cell>
          <table:table-cell office:value-type="float" office:value="0.926407" calcext:value-type="float">
            <text:p>0,926407</text:p>
          </table:table-cell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42424" calcext:value-type="float">
            <text:p>0,842424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0735931" calcext:value-type="float">
            <text:p>0,0735931</text:p>
          </table:table-cell>
          <table:table-cell office:value-type="float" office:value="0.926407" calcext:value-type="float">
            <text:p>0,926407</text:p>
          </table:table-cell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48485" calcext:value-type="float">
            <text:p>0,848485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0757576" calcext:value-type="float">
            <text:p>0,0757576</text:p>
          </table:table-cell>
          <table:table-cell office:value-type="float" office:value="0.924242" calcext:value-type="float">
            <text:p>0,924242</text:p>
          </table:table-cell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54545" calcext:value-type="float">
            <text:p>0,854545</text:p>
          </table:table-cell>
          <table:table-cell office:value-type="float" office:value="0.722222" calcext:value-type="float">
            <text:p>0,722222</text:p>
          </table:table-cell>
          <table:table-cell office:value-type="float" office:value="0.0757576" calcext:value-type="float">
            <text:p>0,0757576</text:p>
          </table:table-cell>
          <table:table-cell office:value-type="float" office:value="0.924242" calcext:value-type="float">
            <text:p>0,924242</text:p>
          </table:table-cell>
          <table:table-cell office:value-type="float" office:value="0.277778" calcext:value-type="float">
            <text:p>0,2777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60606" calcext:value-type="float">
            <text:p>0,860606</text:p>
          </table:table-cell>
          <table:table-cell office:value-type="float" office:value="0.722222" calcext:value-type="float">
            <text:p>0,722222</text:p>
          </table:table-cell>
          <table:table-cell office:value-type="float" office:value="0.0800866" calcext:value-type="float">
            <text:p>0,0800866</text:p>
          </table:table-cell>
          <table:table-cell office:value-type="float" office:value="0.919913" calcext:value-type="float">
            <text:p>0,919913</text:p>
          </table:table-cell>
          <table:table-cell office:value-type="float" office:value="0.277778" calcext:value-type="float">
            <text:p>0,2777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66667" calcext:value-type="float">
            <text:p>0,866667</text:p>
          </table:table-cell>
          <table:table-cell office:value-type="float" office:value="0.722222" calcext:value-type="float">
            <text:p>0,722222</text:p>
          </table:table-cell>
          <table:table-cell office:value-type="float" office:value="0.0844156" calcext:value-type="float">
            <text:p>0,0844156</text:p>
          </table:table-cell>
          <table:table-cell office:value-type="float" office:value="0.915584" calcext:value-type="float">
            <text:p>0,915584</text:p>
          </table:table-cell>
          <table:table-cell office:value-type="float" office:value="0.277778" calcext:value-type="float">
            <text:p>0,2777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72727" calcext:value-type="float">
            <text:p>0,872727</text:p>
          </table:table-cell>
          <table:table-cell office:value-type="float" office:value="0.722222" calcext:value-type="float">
            <text:p>0,722222</text:p>
          </table:table-cell>
          <table:table-cell office:value-type="float" office:value="0.0865801" calcext:value-type="float">
            <text:p>0,0865801</text:p>
          </table:table-cell>
          <table:table-cell office:value-type="float" office:value="0.91342" calcext:value-type="float">
            <text:p>0,91342</text:p>
          </table:table-cell>
          <table:table-cell office:value-type="float" office:value="0.277778" calcext:value-type="float">
            <text:p>0,2777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78788" calcext:value-type="float">
            <text:p>0,878788</text:p>
          </table:table-cell>
          <table:table-cell office:value-type="float" office:value="0.722222" calcext:value-type="float">
            <text:p>0,722222</text:p>
          </table:table-cell>
          <table:table-cell office:value-type="float" office:value="0.0887446" calcext:value-type="float">
            <text:p>0,0887446</text:p>
          </table:table-cell>
          <table:table-cell office:value-type="float" office:value="0.911255" calcext:value-type="float">
            <text:p>0,911255</text:p>
          </table:table-cell>
          <table:table-cell office:value-type="float" office:value="0.277778" calcext:value-type="float">
            <text:p>0,2777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84848" calcext:value-type="float">
            <text:p>0,884848</text:p>
          </table:table-cell>
          <table:table-cell office:value-type="float" office:value="0.722222" calcext:value-type="float">
            <text:p>0,722222</text:p>
          </table:table-cell>
          <table:table-cell office:value-type="float" office:value="0.0930736" calcext:value-type="float">
            <text:p>0,0930736</text:p>
          </table:table-cell>
          <table:table-cell office:value-type="float" office:value="0.906926" calcext:value-type="float">
            <text:p>0,906926</text:p>
          </table:table-cell>
          <table:table-cell office:value-type="float" office:value="0.277778" calcext:value-type="float">
            <text:p>0,2777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90909" calcext:value-type="float">
            <text:p>0,890909</text:p>
          </table:table-cell>
          <table:table-cell office:value-type="float" office:value="0.722222" calcext:value-type="float">
            <text:p>0,722222</text:p>
          </table:table-cell>
          <table:table-cell office:value-type="float" office:value="0.0995671" calcext:value-type="float">
            <text:p>0,0995671</text:p>
          </table:table-cell>
          <table:table-cell office:value-type="float" office:value="0.900433" calcext:value-type="float">
            <text:p>0,900433</text:p>
          </table:table-cell>
          <table:table-cell office:value-type="float" office:value="0.277778" calcext:value-type="float">
            <text:p>0,27777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9697" calcext:value-type="float">
            <text:p>0,89697</text:p>
          </table:table-cell>
          <table:table-cell office:value-type="float" office:value="0.722222" calcext:value-type="float">
            <text:p>0,722222</text:p>
          </table:table-cell>
          <table:table-cell office:value-type="float" office:value="0.108225" calcext:value-type="float">
            <text:p>0,108225</text:p>
          </table:table-cell>
          <table:table-cell office:value-type="float" office:value="0.891775" calcext:value-type="float">
            <text:p>0,891775</text:p>
          </table:table-cell>
          <table:table-cell office:value-type="float" office:value="0.277778" calcext:value-type="float">
            <text:p>0,27777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0303" calcext:value-type="float">
            <text:p>0,90303</text:p>
          </table:table-cell>
          <table:table-cell office:value-type="float" office:value="0.722222" calcext:value-type="float">
            <text:p>0,722222</text:p>
          </table:table-cell>
          <table:table-cell office:value-type="float" office:value="0.108225" calcext:value-type="float">
            <text:p>0,108225</text:p>
          </table:table-cell>
          <table:table-cell office:value-type="float" office:value="0.891775" calcext:value-type="float">
            <text:p>0,891775</text:p>
          </table:table-cell>
          <table:table-cell office:value-type="float" office:value="0.277778" calcext:value-type="float">
            <text:p>0,27777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09091" calcext:value-type="float">
            <text:p>0,909091</text:p>
          </table:table-cell>
          <table:table-cell office:value-type="float" office:value="0.722222" calcext:value-type="float">
            <text:p>0,722222</text:p>
          </table:table-cell>
          <table:table-cell office:value-type="float" office:value="0.112554" calcext:value-type="float">
            <text:p>0,112554</text:p>
          </table:table-cell>
          <table:table-cell office:value-type="float" office:value="0.887446" calcext:value-type="float">
            <text:p>0,887446</text:p>
          </table:table-cell>
          <table:table-cell office:value-type="float" office:value="0.277778" calcext:value-type="float">
            <text:p>0,27777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15152" calcext:value-type="float">
            <text:p>0,915152</text:p>
          </table:table-cell>
          <table:table-cell office:value-type="float" office:value="0.777778" calcext:value-type="float">
            <text:p>0,777778</text:p>
          </table:table-cell>
          <table:table-cell office:value-type="float" office:value="0.119048" calcext:value-type="float">
            <text:p>0,119048</text:p>
          </table:table-cell>
          <table:table-cell office:value-type="float" office:value="0.880952" calcext:value-type="float">
            <text:p>0,880952</text:p>
          </table:table-cell>
          <table:table-cell office:value-type="float" office:value="0.222222" calcext:value-type="float">
            <text:p>0,22222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21212" calcext:value-type="float">
            <text:p>0,921212</text:p>
          </table:table-cell>
          <table:table-cell office:value-type="float" office:value="0.777778" calcext:value-type="float">
            <text:p>0,777778</text:p>
          </table:table-cell>
          <table:table-cell office:value-type="float" office:value="0.127706" calcext:value-type="float">
            <text:p>0,127706</text:p>
          </table:table-cell>
          <table:table-cell office:value-type="float" office:value="0.872294" calcext:value-type="float">
            <text:p>0,872294</text:p>
          </table:table-cell>
          <table:table-cell office:value-type="float" office:value="0.222222" calcext:value-type="float">
            <text:p>0,2222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27273" calcext:value-type="float">
            <text:p>0,927273</text:p>
          </table:table-cell>
          <table:table-cell office:value-type="float" office:value="0.777778" calcext:value-type="float">
            <text:p>0,777778</text:p>
          </table:table-cell>
          <table:table-cell office:value-type="float" office:value="0.132035" calcext:value-type="float">
            <text:p>0,132035</text:p>
          </table:table-cell>
          <table:table-cell office:value-type="float" office:value="0.867965" calcext:value-type="float">
            <text:p>0,867965</text:p>
          </table:table-cell>
          <table:table-cell office:value-type="float" office:value="0.222222" calcext:value-type="float">
            <text:p>0,22222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777778" calcext:value-type="float">
            <text:p>0,777778</text:p>
          </table:table-cell>
          <table:table-cell office:value-type="float" office:value="0.145022" calcext:value-type="float">
            <text:p>0,145022</text:p>
          </table:table-cell>
          <table:table-cell office:value-type="float" office:value="0.854978" calcext:value-type="float">
            <text:p>0,854978</text:p>
          </table:table-cell>
          <table:table-cell office:value-type="float" office:value="0.222222" calcext:value-type="float">
            <text:p>0,2222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39394" calcext:value-type="float">
            <text:p>0,939394</text:p>
          </table:table-cell>
          <table:table-cell office:value-type="float" office:value="0.777778" calcext:value-type="float">
            <text:p>0,777778</text:p>
          </table:table-cell>
          <table:table-cell office:value-type="float" office:value="0.151515" calcext:value-type="float">
            <text:p>0,151515</text:p>
          </table:table-cell>
          <table:table-cell office:value-type="float" office:value="0.848485" calcext:value-type="float">
            <text:p>0,848485</text:p>
          </table:table-cell>
          <table:table-cell office:value-type="float" office:value="0.222222" calcext:value-type="float">
            <text:p>0,2222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45455" calcext:value-type="float">
            <text:p>0,945455</text:p>
          </table:table-cell>
          <table:table-cell office:value-type="float" office:value="0.777778" calcext:value-type="float">
            <text:p>0,777778</text:p>
          </table:table-cell>
          <table:table-cell office:value-type="float" office:value="0.162338" calcext:value-type="float">
            <text:p>0,162338</text:p>
          </table:table-cell>
          <table:table-cell office:value-type="float" office:value="0.837662" calcext:value-type="float">
            <text:p>0,837662</text:p>
          </table:table-cell>
          <table:table-cell office:value-type="float" office:value="0.222222" calcext:value-type="float">
            <text:p>0,2222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51515" calcext:value-type="float">
            <text:p>0,951515</text:p>
          </table:table-cell>
          <table:table-cell office:value-type="float" office:value="0.777778" calcext:value-type="float">
            <text:p>0,777778</text:p>
          </table:table-cell>
          <table:table-cell office:value-type="float" office:value="0.192641" calcext:value-type="float">
            <text:p>0,192641</text:p>
          </table:table-cell>
          <table:table-cell office:value-type="float" office:value="0.807359" calcext:value-type="float">
            <text:p>0,807359</text:p>
          </table:table-cell>
          <table:table-cell office:value-type="float" office:value="0.222222" calcext:value-type="float">
            <text:p>0,22222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57576" calcext:value-type="float">
            <text:p>0,957576</text:p>
          </table:table-cell>
          <table:table-cell office:value-type="float" office:value="0.777778" calcext:value-type="float">
            <text:p>0,777778</text:p>
          </table:table-cell>
          <table:table-cell office:value-type="float" office:value="0.207792" calcext:value-type="float">
            <text:p>0,207792</text:p>
          </table:table-cell>
          <table:table-cell office:value-type="float" office:value="0.792208" calcext:value-type="float">
            <text:p>0,792208</text:p>
          </table:table-cell>
          <table:table-cell office:value-type="float" office:value="0.222222" calcext:value-type="float">
            <text:p>0,2222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63636" calcext:value-type="float">
            <text:p>0,963636</text:p>
          </table:table-cell>
          <table:table-cell office:value-type="float" office:value="0.777778" calcext:value-type="float">
            <text:p>0,777778</text:p>
          </table:table-cell>
          <table:table-cell office:value-type="float" office:value="0.235931" calcext:value-type="float">
            <text:p>0,235931</text:p>
          </table:table-cell>
          <table:table-cell office:value-type="float" office:value="0.764069" calcext:value-type="float">
            <text:p>0,764069</text:p>
          </table:table-cell>
          <table:table-cell office:value-type="float" office:value="0.222222" calcext:value-type="float">
            <text:p>0,22222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69697" calcext:value-type="float">
            <text:p>0,969697</text:p>
          </table:table-cell>
          <table:table-cell office:value-type="float" office:value="0.777778" calcext:value-type="float">
            <text:p>0,777778</text:p>
          </table:table-cell>
          <table:table-cell office:value-type="float" office:value="0.251082" calcext:value-type="float">
            <text:p>0,251082</text:p>
          </table:table-cell>
          <table:table-cell office:value-type="float" office:value="0.748918" calcext:value-type="float">
            <text:p>0,748918</text:p>
          </table:table-cell>
          <table:table-cell office:value-type="float" office:value="0.222222" calcext:value-type="float">
            <text:p>0,2222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75758" calcext:value-type="float">
            <text:p>0,975758</text:p>
          </table:table-cell>
          <table:table-cell office:value-type="float" office:value="0.833333" calcext:value-type="float">
            <text:p>0,833333</text:p>
          </table:table-cell>
          <table:table-cell office:value-type="float" office:value="0.279221" calcext:value-type="float">
            <text:p>0,279221</text:p>
          </table:table-cell>
          <table:table-cell office:value-type="float" office:value="0.720779" calcext:value-type="float">
            <text:p>0,720779</text:p>
          </table:table-cell>
          <table:table-cell office:value-type="float" office:value="0.166667" calcext:value-type="float">
            <text:p>0,1666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float" office:value="0.981818" calcext:value-type="float">
            <text:p>0,981818</text:p>
          </table:table-cell>
          <table:table-cell table:style-name="ce1" office:value-type="float" office:value="0.944444" calcext:value-type="float">
            <text:p>0,944444</text:p>
          </table:table-cell>
          <table:table-cell table:style-name="ce1" office:value-type="float" office:value="0.313853" calcext:value-type="float">
            <text:p>0,313853</text:p>
          </table:table-cell>
          <table:table-cell office:value-type="float" office:value="0.686147" calcext:value-type="float">
            <text:p>0,686147</text:p>
          </table:table-cell>
          <table:table-cell office:value-type="float" office:value="0.0555556" calcext:value-type="float">
            <text:p>0,055555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87879" calcext:value-type="float">
            <text:p>0,987879</text:p>
          </table:table-cell>
          <table:table-cell office:value-type="float" office:value="0.944444" calcext:value-type="float">
            <text:p>0,944444</text:p>
          </table:table-cell>
          <table:table-cell office:value-type="float" office:value="0.383117" calcext:value-type="float">
            <text:p>0,383117</text:p>
          </table:table-cell>
          <table:table-cell office:value-type="float" office:value="0.616883" calcext:value-type="float">
            <text:p>0,616883</text:p>
          </table:table-cell>
          <table:table-cell office:value-type="float" office:value="0.0555556" calcext:value-type="float">
            <text:p>0,055555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93939" calcext:value-type="float">
            <text:p>0,993939</text:p>
          </table:table-cell>
          <table:table-cell office:value-type="float" office:value="1" calcext:value-type="float">
            <text:p>1</text:p>
          </table:table-cell>
          <table:table-cell office:value-type="float" office:value="0.467532" calcext:value-type="float">
            <text:p>0,467532</text:p>
          </table:table-cell>
          <table:table-cell office:value-type="float" office:value="0.532468" calcext:value-type="float">
            <text:p>0,532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1">00-00-0000</text:date>, <text:time style:data-style-name="N2" text:time-value="09:07:12.2031137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8:06:28.920146415</meta:creation-date>
    <dc:date>2018-05-11T09:29:17.418941605</dc:date>
    <meta:editing-duration>PT19M46S</meta:editing-duration>
    <meta:editing-cycles>3</meta:editing-cycles>
    <meta:generator>LibreOffice/6.0.3.2$Linux_X86_64 LibreOffice_project/00m0$Build-2</meta:generator>
    <meta:document-statistic meta:table-count="1" meta:cell-count="6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68cm" svg:y="3.612cm" style:legend-expansion="high" chart:style-name="ch2"/>
        <chart:plot-area chart:style-name="ch3" table:cell-range-address="Sheet1.B4:Sheet1.F103 Sheet1.C3:Sheet1.F3" chart:data-source-has-labels="row" svg:x="0.32cm" svg:y="0.18cm" svg:width="13.328cm" svg:height="8.64cm">
          <chartooo:coordinate-region svg:x="1.047cm" svg:y="0.341cm" svg:width="12.361cm" svg:height="7.9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03" chart:label-cell-address="Sheet1.C3:Sheet1.C3" chart:class="chart:scatter">
            <chart:domain table:cell-range-address="Sheet1.B4:Sheet1.B103"/>
            <chart:data-point chart:repeated="100"/>
          </chart:series>
          <chart:series chart:style-name="ch7" chart:values-cell-range-address="Sheet1.D4:Sheet1.D103" chart:label-cell-address="Sheet1.D3:Sheet1.D3" chart:class="chart:scatter">
            <chart:data-point chart:repeated="100"/>
          </chart:series>
          <chart:series chart:style-name="ch8" chart:values-cell-range-address="Sheet1.E4:Sheet1.E103" chart:label-cell-address="Sheet1.E3:Sheet1.E3" chart:class="chart:scatter">
            <chart:data-point chart:repeated="100"/>
          </chart:series>
          <chart:series chart:style-name="ch9" chart:values-cell-range-address="Sheet1.F4:Sheet1.F103" chart:label-cell-address="Sheet1.F3:Sheet1.F3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NR</text:p>
                <draw:g>
                  <svg:desc>Sheet1.C3:Sheet1.C3</svg:desc>
                </draw:g>
              </table:table-cell>
              <table:table-cell office:value-type="string">
                <text:p>FNR</text:p>
                <draw:g>
                  <svg:desc>Sheet1.D3:Sheet1.D3</svg:desc>
                </draw:g>
              </table:table-cell>
              <table:table-cell office:value-type="string">
                <text:p>TPR</text:p>
                <draw:g>
                  <svg:desc>Sheet1.E3:Sheet1.E3</svg:desc>
                </draw:g>
              </table:table-cell>
              <table:table-cell office:value-type="string">
                <text:p>FPR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Sheet1.B4:Sheet1.B103</svg:desc>
                </draw:g>
              </table:table-cell>
              <table:table-cell office:value-type="float" office:value="0.0555556">
                <text:p>0.0555556</text:p>
                <draw:g>
                  <svg:desc>Sheet1.C4:Sheet1.C103</svg:desc>
                </draw:g>
              </table:table-cell>
              <table:table-cell office:value-type="float" office:value="0">
                <text:p>0</text:p>
                <draw:g>
                  <svg:desc>Sheet1.D4:Sheet1.D103</svg:desc>
                </draw:g>
              </table:table-cell>
              <table:table-cell office:value-type="float" office:value="1">
                <text:p>1</text:p>
                <draw:g>
                  <svg:desc>Sheet1.E4:Sheet1.E103</svg:desc>
                </draw:g>
              </table:table-cell>
              <table:table-cell office:value-type="float" office:value="0.944444">
                <text:p>0.944444</text:p>
                <draw:g>
                  <svg:desc>Sheet1.F4:Sheet1.F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06061">
                <text:p>0.406061</text:p>
              </table:table-cell>
              <table:table-cell office:value-type="float" office:value="0.0555556">
                <text:p>0.055555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44444">
                <text:p>0.944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2121">
                <text:p>0.412121</text:p>
              </table:table-cell>
              <table:table-cell office:value-type="float" office:value="0.0555556">
                <text:p>0.055555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44444">
                <text:p>0.944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8182">
                <text:p>0.418182</text:p>
              </table:table-cell>
              <table:table-cell office:value-type="float" office:value="0.0555556">
                <text:p>0.0555556</text:p>
              </table:table-cell>
              <table:table-cell office:value-type="float" office:value="0.0021645">
                <text:p>0.0021645</text:p>
              </table:table-cell>
              <table:table-cell office:value-type="float" office:value="0.997835">
                <text:p>0.997835</text:p>
              </table:table-cell>
              <table:table-cell office:value-type="float" office:value="0.944444">
                <text:p>0.944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4242">
                <text:p>0.424242</text:p>
              </table:table-cell>
              <table:table-cell office:value-type="float" office:value="0.0555556">
                <text:p>0.0555556</text:p>
              </table:table-cell>
              <table:table-cell office:value-type="float" office:value="0.0021645">
                <text:p>0.0021645</text:p>
              </table:table-cell>
              <table:table-cell office:value-type="float" office:value="0.997835">
                <text:p>0.997835</text:p>
              </table:table-cell>
              <table:table-cell office:value-type="float" office:value="0.944444">
                <text:p>0.944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0303">
                <text:p>0.430303</text:p>
              </table:table-cell>
              <table:table-cell office:value-type="float" office:value="0.0555556">
                <text:p>0.0555556</text:p>
              </table:table-cell>
              <table:table-cell office:value-type="float" office:value="0.0021645">
                <text:p>0.0021645</text:p>
              </table:table-cell>
              <table:table-cell office:value-type="float" office:value="0.997835">
                <text:p>0.997835</text:p>
              </table:table-cell>
              <table:table-cell office:value-type="float" office:value="0.944444">
                <text:p>0.944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36364">
                <text:p>0.436364</text:p>
              </table:table-cell>
              <table:table-cell office:value-type="float" office:value="0.0555556">
                <text:p>0.0555556</text:p>
              </table:table-cell>
              <table:table-cell office:value-type="float" office:value="0.0021645">
                <text:p>0.0021645</text:p>
              </table:table-cell>
              <table:table-cell office:value-type="float" office:value="0.997835">
                <text:p>0.997835</text:p>
              </table:table-cell>
              <table:table-cell office:value-type="float" office:value="0.944444">
                <text:p>0.944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42424">
                <text:p>0.442424</text:p>
              </table:table-cell>
              <table:table-cell office:value-type="float" office:value="0.0555556">
                <text:p>0.0555556</text:p>
              </table:table-cell>
              <table:table-cell office:value-type="float" office:value="0.0021645">
                <text:p>0.0021645</text:p>
              </table:table-cell>
              <table:table-cell office:value-type="float" office:value="0.997835">
                <text:p>0.997835</text:p>
              </table:table-cell>
              <table:table-cell office:value-type="float" office:value="0.944444">
                <text:p>0.944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8485">
                <text:p>0.448485</text:p>
              </table:table-cell>
              <table:table-cell office:value-type="float" office:value="0.0555556">
                <text:p>0.0555556</text:p>
              </table:table-cell>
              <table:table-cell office:value-type="float" office:value="0.0021645">
                <text:p>0.0021645</text:p>
              </table:table-cell>
              <table:table-cell office:value-type="float" office:value="0.997835">
                <text:p>0.997835</text:p>
              </table:table-cell>
              <table:table-cell office:value-type="float" office:value="0.944444">
                <text:p>0.9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4545">
                <text:p>0.454545</text:p>
              </table:table-cell>
              <table:table-cell office:value-type="float" office:value="0.0555556">
                <text:p>0.0555556</text:p>
              </table:table-cell>
              <table:table-cell office:value-type="float" office:value="0.0021645">
                <text:p>0.0021645</text:p>
              </table:table-cell>
              <table:table-cell office:value-type="float" office:value="0.997835">
                <text:p>0.997835</text:p>
              </table:table-cell>
              <table:table-cell office:value-type="float" office:value="0.944444">
                <text:p>0.944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0606">
                <text:p>0.460606</text:p>
              </table:table-cell>
              <table:table-cell office:value-type="float" office:value="0.0555556">
                <text:p>0.0555556</text:p>
              </table:table-cell>
              <table:table-cell office:value-type="float" office:value="0.0021645">
                <text:p>0.0021645</text:p>
              </table:table-cell>
              <table:table-cell office:value-type="float" office:value="0.997835">
                <text:p>0.997835</text:p>
              </table:table-cell>
              <table:table-cell office:value-type="float" office:value="0.944444">
                <text:p>0.944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6667">
                <text:p>0.466667</text:p>
              </table:table-cell>
              <table:table-cell office:value-type="float" office:value="0.111111">
                <text:p>0.111111</text:p>
              </table:table-cell>
              <table:table-cell office:value-type="float" office:value="0.0021645">
                <text:p>0.0021645</text:p>
              </table:table-cell>
              <table:table-cell office:value-type="float" office:value="0.997835">
                <text:p>0.997835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72727">
                <text:p>0.472727</text:p>
              </table:table-cell>
              <table:table-cell office:value-type="float" office:value="0.111111">
                <text:p>0.111111</text:p>
              </table:table-cell>
              <table:table-cell office:value-type="float" office:value="0.0021645">
                <text:p>0.0021645</text:p>
              </table:table-cell>
              <table:table-cell office:value-type="float" office:value="0.997835">
                <text:p>0.997835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8788">
                <text:p>0.478788</text:p>
              </table:table-cell>
              <table:table-cell office:value-type="float" office:value="0.111111">
                <text:p>0.111111</text:p>
              </table:table-cell>
              <table:table-cell office:value-type="float" office:value="0.0021645">
                <text:p>0.0021645</text:p>
              </table:table-cell>
              <table:table-cell office:value-type="float" office:value="0.997835">
                <text:p>0.997835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84848">
                <text:p>0.484848</text:p>
              </table:table-cell>
              <table:table-cell office:value-type="float" office:value="0.111111">
                <text:p>0.111111</text:p>
              </table:table-cell>
              <table:table-cell office:value-type="float" office:value="0.0021645">
                <text:p>0.0021645</text:p>
              </table:table-cell>
              <table:table-cell office:value-type="float" office:value="0.997835">
                <text:p>0.997835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90909">
                <text:p>0.490909</text:p>
              </table:table-cell>
              <table:table-cell office:value-type="float" office:value="0.111111">
                <text:p>0.111111</text:p>
              </table:table-cell>
              <table:table-cell office:value-type="float" office:value="0.0021645">
                <text:p>0.0021645</text:p>
              </table:table-cell>
              <table:table-cell office:value-type="float" office:value="0.997835">
                <text:p>0.997835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9697">
                <text:p>0.49697</text:p>
              </table:table-cell>
              <table:table-cell office:value-type="float" office:value="0.111111">
                <text:p>0.111111</text:p>
              </table:table-cell>
              <table:table-cell office:value-type="float" office:value="0.0021645">
                <text:p>0.0021645</text:p>
              </table:table-cell>
              <table:table-cell office:value-type="float" office:value="0.997835">
                <text:p>0.997835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0303">
                <text:p>0.50303</text:p>
              </table:table-cell>
              <table:table-cell office:value-type="float" office:value="0.111111">
                <text:p>0.111111</text:p>
              </table:table-cell>
              <table:table-cell office:value-type="float" office:value="0.004329">
                <text:p>0.004329</text:p>
              </table:table-cell>
              <table:table-cell office:value-type="float" office:value="0.995671">
                <text:p>0.995671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9091">
                <text:p>0.509091</text:p>
              </table:table-cell>
              <table:table-cell office:value-type="float" office:value="0.111111">
                <text:p>0.111111</text:p>
              </table:table-cell>
              <table:table-cell office:value-type="float" office:value="0.004329">
                <text:p>0.004329</text:p>
              </table:table-cell>
              <table:table-cell office:value-type="float" office:value="0.995671">
                <text:p>0.995671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15152">
                <text:p>0.515152</text:p>
              </table:table-cell>
              <table:table-cell office:value-type="float" office:value="0.166667">
                <text:p>0.166667</text:p>
              </table:table-cell>
              <table:table-cell office:value-type="float" office:value="0.00649351">
                <text:p>0.00649351</text:p>
              </table:table-cell>
              <table:table-cell office:value-type="float" office:value="0.993506">
                <text:p>0.993506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21212">
                <text:p>0.521212</text:p>
              </table:table-cell>
              <table:table-cell office:value-type="float" office:value="0.166667">
                <text:p>0.166667</text:p>
              </table:table-cell>
              <table:table-cell office:value-type="float" office:value="0.00865801">
                <text:p>0.00865801</text:p>
              </table:table-cell>
              <table:table-cell office:value-type="float" office:value="0.991342">
                <text:p>0.991342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7273">
                <text:p>0.527273</text:p>
              </table:table-cell>
              <table:table-cell office:value-type="float" office:value="0.166667">
                <text:p>0.166667</text:p>
              </table:table-cell>
              <table:table-cell office:value-type="float" office:value="0.00865801">
                <text:p>0.00865801</text:p>
              </table:table-cell>
              <table:table-cell office:value-type="float" office:value="0.991342">
                <text:p>0.991342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33333">
                <text:p>0.533333</text:p>
              </table:table-cell>
              <table:table-cell office:value-type="float" office:value="0.222222">
                <text:p>0.222222</text:p>
              </table:table-cell>
              <table:table-cell office:value-type="float" office:value="0.00865801">
                <text:p>0.00865801</text:p>
              </table:table-cell>
              <table:table-cell office:value-type="float" office:value="0.991342">
                <text:p>0.991342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39394">
                <text:p>0.539394</text:p>
              </table:table-cell>
              <table:table-cell office:value-type="float" office:value="0.222222">
                <text:p>0.222222</text:p>
              </table:table-cell>
              <table:table-cell office:value-type="float" office:value="0.0108225">
                <text:p>0.0108225</text:p>
              </table:table-cell>
              <table:table-cell office:value-type="float" office:value="0.989177">
                <text:p>0.989177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45455">
                <text:p>0.545455</text:p>
              </table:table-cell>
              <table:table-cell office:value-type="float" office:value="0.222222">
                <text:p>0.222222</text:p>
              </table:table-cell>
              <table:table-cell office:value-type="float" office:value="0.0108225">
                <text:p>0.0108225</text:p>
              </table:table-cell>
              <table:table-cell office:value-type="float" office:value="0.989177">
                <text:p>0.989177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51515">
                <text:p>0.551515</text:p>
              </table:table-cell>
              <table:table-cell office:value-type="float" office:value="0.277778">
                <text:p>0.277778</text:p>
              </table:table-cell>
              <table:table-cell office:value-type="float" office:value="0.0108225">
                <text:p>0.0108225</text:p>
              </table:table-cell>
              <table:table-cell office:value-type="float" office:value="0.989177">
                <text:p>0.989177</text:p>
              </table:table-cell>
              <table:table-cell office:value-type="float" office:value="0.722222">
                <text:p>0.72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57576">
                <text:p>0.557576</text:p>
              </table:table-cell>
              <table:table-cell office:value-type="float" office:value="0.277778">
                <text:p>0.277778</text:p>
              </table:table-cell>
              <table:table-cell office:value-type="float" office:value="0.0108225">
                <text:p>0.0108225</text:p>
              </table:table-cell>
              <table:table-cell office:value-type="float" office:value="0.989177">
                <text:p>0.989177</text:p>
              </table:table-cell>
              <table:table-cell office:value-type="float" office:value="0.722222">
                <text:p>0.7222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63636">
                <text:p>0.563636</text:p>
              </table:table-cell>
              <table:table-cell office:value-type="float" office:value="0.277778">
                <text:p>0.277778</text:p>
              </table:table-cell>
              <table:table-cell office:value-type="float" office:value="0.0108225">
                <text:p>0.0108225</text:p>
              </table:table-cell>
              <table:table-cell office:value-type="float" office:value="0.989177">
                <text:p>0.989177</text:p>
              </table:table-cell>
              <table:table-cell office:value-type="float" office:value="0.722222">
                <text:p>0.7222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9697">
                <text:p>0.569697</text:p>
              </table:table-cell>
              <table:table-cell office:value-type="float" office:value="0.277778">
                <text:p>0.277778</text:p>
              </table:table-cell>
              <table:table-cell office:value-type="float" office:value="0.0108225">
                <text:p>0.0108225</text:p>
              </table:table-cell>
              <table:table-cell office:value-type="float" office:value="0.989177">
                <text:p>0.989177</text:p>
              </table:table-cell>
              <table:table-cell office:value-type="float" office:value="0.722222">
                <text:p>0.722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75758">
                <text:p>0.575758</text:p>
              </table:table-cell>
              <table:table-cell office:value-type="float" office:value="0.388889">
                <text:p>0.388889</text:p>
              </table:table-cell>
              <table:table-cell office:value-type="float" office:value="0.012987">
                <text:p>0.012987</text:p>
              </table:table-cell>
              <table:table-cell office:value-type="float" office:value="0.987013">
                <text:p>0.987013</text:p>
              </table:table-cell>
              <table:table-cell office:value-type="float" office:value="0.611111">
                <text:p>0.6111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81818">
                <text:p>0.581818</text:p>
              </table:table-cell>
              <table:table-cell office:value-type="float" office:value="0.388889">
                <text:p>0.388889</text:p>
              </table:table-cell>
              <table:table-cell office:value-type="float" office:value="0.012987">
                <text:p>0.012987</text:p>
              </table:table-cell>
              <table:table-cell office:value-type="float" office:value="0.987013">
                <text:p>0.987013</text:p>
              </table:table-cell>
              <table:table-cell office:value-type="float" office:value="0.611111">
                <text:p>0.6111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87879">
                <text:p>0.587879</text:p>
              </table:table-cell>
              <table:table-cell office:value-type="float" office:value="0.388889">
                <text:p>0.388889</text:p>
              </table:table-cell>
              <table:table-cell office:value-type="float" office:value="0.012987">
                <text:p>0.012987</text:p>
              </table:table-cell>
              <table:table-cell office:value-type="float" office:value="0.987013">
                <text:p>0.987013</text:p>
              </table:table-cell>
              <table:table-cell office:value-type="float" office:value="0.611111">
                <text:p>0.611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93939">
                <text:p>0.593939</text:p>
              </table:table-cell>
              <table:table-cell office:value-type="float" office:value="0.388889">
                <text:p>0.388889</text:p>
              </table:table-cell>
              <table:table-cell office:value-type="float" office:value="0.012987">
                <text:p>0.012987</text:p>
              </table:table-cell>
              <table:table-cell office:value-type="float" office:value="0.987013">
                <text:p>0.987013</text:p>
              </table:table-cell>
              <table:table-cell office:value-type="float" office:value="0.611111">
                <text:p>0.611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">
                <text:p>0.6</text:p>
              </table:table-cell>
              <table:table-cell office:value-type="float" office:value="0.388889">
                <text:p>0.388889</text:p>
              </table:table-cell>
              <table:table-cell office:value-type="float" office:value="0.012987">
                <text:p>0.012987</text:p>
              </table:table-cell>
              <table:table-cell office:value-type="float" office:value="0.987013">
                <text:p>0.987013</text:p>
              </table:table-cell>
              <table:table-cell office:value-type="float" office:value="0.611111">
                <text:p>0.6111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06061">
                <text:p>0.606061</text:p>
              </table:table-cell>
              <table:table-cell office:value-type="float" office:value="0.388889">
                <text:p>0.388889</text:p>
              </table:table-cell>
              <table:table-cell office:value-type="float" office:value="0.0151515">
                <text:p>0.0151515</text:p>
              </table:table-cell>
              <table:table-cell office:value-type="float" office:value="0.984848">
                <text:p>0.984848</text:p>
              </table:table-cell>
              <table:table-cell office:value-type="float" office:value="0.611111">
                <text:p>0.6111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12121">
                <text:p>0.612121</text:p>
              </table:table-cell>
              <table:table-cell office:value-type="float" office:value="0.388889">
                <text:p>0.388889</text:p>
              </table:table-cell>
              <table:table-cell office:value-type="float" office:value="0.0151515">
                <text:p>0.0151515</text:p>
              </table:table-cell>
              <table:table-cell office:value-type="float" office:value="0.984848">
                <text:p>0.984848</text:p>
              </table:table-cell>
              <table:table-cell office:value-type="float" office:value="0.611111">
                <text:p>0.611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18182">
                <text:p>0.618182</text:p>
              </table:table-cell>
              <table:table-cell office:value-type="float" office:value="0.388889">
                <text:p>0.388889</text:p>
              </table:table-cell>
              <table:table-cell office:value-type="float" office:value="0.017316">
                <text:p>0.017316</text:p>
              </table:table-cell>
              <table:table-cell office:value-type="float" office:value="0.982684">
                <text:p>0.982684</text:p>
              </table:table-cell>
              <table:table-cell office:value-type="float" office:value="0.611111">
                <text:p>0.611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24242">
                <text:p>0.624242</text:p>
              </table:table-cell>
              <table:table-cell office:value-type="float" office:value="0.444444">
                <text:p>0.444444</text:p>
              </table:table-cell>
              <table:table-cell office:value-type="float" office:value="0.017316">
                <text:p>0.017316</text:p>
              </table:table-cell>
              <table:table-cell office:value-type="float" office:value="0.982684">
                <text:p>0.982684</text:p>
              </table:table-cell>
              <table:table-cell office:value-type="float" office:value="0.555556">
                <text:p>0.5555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30303">
                <text:p>0.630303</text:p>
              </table:table-cell>
              <table:table-cell office:value-type="float" office:value="0.444444">
                <text:p>0.444444</text:p>
              </table:table-cell>
              <table:table-cell office:value-type="float" office:value="0.017316">
                <text:p>0.017316</text:p>
              </table:table-cell>
              <table:table-cell office:value-type="float" office:value="0.982684">
                <text:p>0.982684</text:p>
              </table:table-cell>
              <table:table-cell office:value-type="float" office:value="0.555556">
                <text:p>0.5555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36364">
                <text:p>0.636364</text:p>
              </table:table-cell>
              <table:table-cell office:value-type="float" office:value="0.444444">
                <text:p>0.444444</text:p>
              </table:table-cell>
              <table:table-cell office:value-type="float" office:value="0.025974">
                <text:p>0.025974</text:p>
              </table:table-cell>
              <table:table-cell office:value-type="float" office:value="0.974026">
                <text:p>0.974026</text:p>
              </table:table-cell>
              <table:table-cell office:value-type="float" office:value="0.555556">
                <text:p>0.5555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42424">
                <text:p>0.642424</text:p>
              </table:table-cell>
              <table:table-cell office:value-type="float" office:value="0.444444">
                <text:p>0.444444</text:p>
              </table:table-cell>
              <table:table-cell office:value-type="float" office:value="0.025974">
                <text:p>0.025974</text:p>
              </table:table-cell>
              <table:table-cell office:value-type="float" office:value="0.974026">
                <text:p>0.974026</text:p>
              </table:table-cell>
              <table:table-cell office:value-type="float" office:value="0.555556">
                <text:p>0.5555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48485">
                <text:p>0.648485</text:p>
              </table:table-cell>
              <table:table-cell office:value-type="float" office:value="0.444444">
                <text:p>0.444444</text:p>
              </table:table-cell>
              <table:table-cell office:value-type="float" office:value="0.0281385">
                <text:p>0.0281385</text:p>
              </table:table-cell>
              <table:table-cell office:value-type="float" office:value="0.971861">
                <text:p>0.971861</text:p>
              </table:table-cell>
              <table:table-cell office:value-type="float" office:value="0.555556">
                <text:p>0.5555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54545">
                <text:p>0.654545</text:p>
              </table:table-cell>
              <table:table-cell office:value-type="float" office:value="0.444444">
                <text:p>0.444444</text:p>
              </table:table-cell>
              <table:table-cell office:value-type="float" office:value="0.0281385">
                <text:p>0.0281385</text:p>
              </table:table-cell>
              <table:table-cell office:value-type="float" office:value="0.971861">
                <text:p>0.971861</text:p>
              </table:table-cell>
              <table:table-cell office:value-type="float" office:value="0.555556">
                <text:p>0.5555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60606">
                <text:p>0.660606</text:p>
              </table:table-cell>
              <table:table-cell office:value-type="float" office:value="0.444444">
                <text:p>0.444444</text:p>
              </table:table-cell>
              <table:table-cell office:value-type="float" office:value="0.0281385">
                <text:p>0.0281385</text:p>
              </table:table-cell>
              <table:table-cell office:value-type="float" office:value="0.971861">
                <text:p>0.971861</text:p>
              </table:table-cell>
              <table:table-cell office:value-type="float" office:value="0.555556">
                <text:p>0.5555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66667">
                <text:p>0.666667</text:p>
              </table:table-cell>
              <table:table-cell office:value-type="float" office:value="0.444444">
                <text:p>0.444444</text:p>
              </table:table-cell>
              <table:table-cell office:value-type="float" office:value="0.030303">
                <text:p>0.030303</text:p>
              </table:table-cell>
              <table:table-cell office:value-type="float" office:value="0.969697">
                <text:p>0.969697</text:p>
              </table:table-cell>
              <table:table-cell office:value-type="float" office:value="0.555556">
                <text:p>0.5555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72727">
                <text:p>0.672727</text:p>
              </table:table-cell>
              <table:table-cell office:value-type="float" office:value="0.5">
                <text:p>0.5</text:p>
              </table:table-cell>
              <table:table-cell office:value-type="float" office:value="0.030303">
                <text:p>0.030303</text:p>
              </table:table-cell>
              <table:table-cell office:value-type="float" office:value="0.969697">
                <text:p>0.96969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78788">
                <text:p>0.678788</text:p>
              </table:table-cell>
              <table:table-cell office:value-type="float" office:value="0.5">
                <text:p>0.5</text:p>
              </table:table-cell>
              <table:table-cell office:value-type="float" office:value="0.0324675">
                <text:p>0.0324675</text:p>
              </table:table-cell>
              <table:table-cell office:value-type="float" office:value="0.967532">
                <text:p>0.9675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84848">
                <text:p>0.684848</text:p>
              </table:table-cell>
              <table:table-cell office:value-type="float" office:value="0.5">
                <text:p>0.5</text:p>
              </table:table-cell>
              <table:table-cell office:value-type="float" office:value="0.034632">
                <text:p>0.034632</text:p>
              </table:table-cell>
              <table:table-cell office:value-type="float" office:value="0.965368">
                <text:p>0.9653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90909">
                <text:p>0.690909</text:p>
              </table:table-cell>
              <table:table-cell office:value-type="float" office:value="0.5">
                <text:p>0.5</text:p>
              </table:table-cell>
              <table:table-cell office:value-type="float" office:value="0.034632">
                <text:p>0.034632</text:p>
              </table:table-cell>
              <table:table-cell office:value-type="float" office:value="0.965368">
                <text:p>0.9653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9697">
                <text:p>0.69697</text:p>
              </table:table-cell>
              <table:table-cell office:value-type="float" office:value="0.5">
                <text:p>0.5</text:p>
              </table:table-cell>
              <table:table-cell office:value-type="float" office:value="0.034632">
                <text:p>0.034632</text:p>
              </table:table-cell>
              <table:table-cell office:value-type="float" office:value="0.965368">
                <text:p>0.9653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0303">
                <text:p>0.70303</text:p>
              </table:table-cell>
              <table:table-cell office:value-type="float" office:value="0.5">
                <text:p>0.5</text:p>
              </table:table-cell>
              <table:table-cell office:value-type="float" office:value="0.034632">
                <text:p>0.034632</text:p>
              </table:table-cell>
              <table:table-cell office:value-type="float" office:value="0.965368">
                <text:p>0.9653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09091">
                <text:p>0.709091</text:p>
              </table:table-cell>
              <table:table-cell office:value-type="float" office:value="0.5">
                <text:p>0.5</text:p>
              </table:table-cell>
              <table:table-cell office:value-type="float" office:value="0.034632">
                <text:p>0.034632</text:p>
              </table:table-cell>
              <table:table-cell office:value-type="float" office:value="0.965368">
                <text:p>0.9653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15152">
                <text:p>0.715152</text:p>
              </table:table-cell>
              <table:table-cell office:value-type="float" office:value="0.5">
                <text:p>0.5</text:p>
              </table:table-cell>
              <table:table-cell office:value-type="float" office:value="0.0367965">
                <text:p>0.0367965</text:p>
              </table:table-cell>
              <table:table-cell office:value-type="float" office:value="0.963203">
                <text:p>0.96320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21212">
                <text:p>0.721212</text:p>
              </table:table-cell>
              <table:table-cell office:value-type="float" office:value="0.5">
                <text:p>0.5</text:p>
              </table:table-cell>
              <table:table-cell office:value-type="float" office:value="0.0367965">
                <text:p>0.0367965</text:p>
              </table:table-cell>
              <table:table-cell office:value-type="float" office:value="0.963203">
                <text:p>0.96320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27273">
                <text:p>0.727273</text:p>
              </table:table-cell>
              <table:table-cell office:value-type="float" office:value="0.5">
                <text:p>0.5</text:p>
              </table:table-cell>
              <table:table-cell office:value-type="float" office:value="0.038961">
                <text:p>0.038961</text:p>
              </table:table-cell>
              <table:table-cell office:value-type="float" office:value="0.961039">
                <text:p>0.9610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33333">
                <text:p>0.733333</text:p>
              </table:table-cell>
              <table:table-cell office:value-type="float" office:value="0.5">
                <text:p>0.5</text:p>
              </table:table-cell>
              <table:table-cell office:value-type="float" office:value="0.04329">
                <text:p>0.04329</text:p>
              </table:table-cell>
              <table:table-cell office:value-type="float" office:value="0.95671">
                <text:p>0.956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39394">
                <text:p>0.739394</text:p>
              </table:table-cell>
              <table:table-cell office:value-type="float" office:value="0.5">
                <text:p>0.5</text:p>
              </table:table-cell>
              <table:table-cell office:value-type="float" office:value="0.04329">
                <text:p>0.04329</text:p>
              </table:table-cell>
              <table:table-cell office:value-type="float" office:value="0.95671">
                <text:p>0.956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45455">
                <text:p>0.745455</text:p>
              </table:table-cell>
              <table:table-cell office:value-type="float" office:value="0.5">
                <text:p>0.5</text:p>
              </table:table-cell>
              <table:table-cell office:value-type="float" office:value="0.0454545">
                <text:p>0.0454545</text:p>
              </table:table-cell>
              <table:table-cell office:value-type="float" office:value="0.954545">
                <text:p>0.9545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51515">
                <text:p>0.751515</text:p>
              </table:table-cell>
              <table:table-cell office:value-type="float" office:value="0.5">
                <text:p>0.5</text:p>
              </table:table-cell>
              <table:table-cell office:value-type="float" office:value="0.0454545">
                <text:p>0.0454545</text:p>
              </table:table-cell>
              <table:table-cell office:value-type="float" office:value="0.954545">
                <text:p>0.9545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57576">
                <text:p>0.757576</text:p>
              </table:table-cell>
              <table:table-cell office:value-type="float" office:value="0.5">
                <text:p>0.5</text:p>
              </table:table-cell>
              <table:table-cell office:value-type="float" office:value="0.047619">
                <text:p>0.04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63636">
                <text:p>0.763636</text:p>
              </table:table-cell>
              <table:table-cell office:value-type="float" office:value="0.5">
                <text:p>0.5</text:p>
              </table:table-cell>
              <table:table-cell office:value-type="float" office:value="0.047619">
                <text:p>0.04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69697">
                <text:p>0.769697</text:p>
              </table:table-cell>
              <table:table-cell office:value-type="float" office:value="0.5">
                <text:p>0.5</text:p>
              </table:table-cell>
              <table:table-cell office:value-type="float" office:value="0.047619">
                <text:p>0.04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75758">
                <text:p>0.775758</text:p>
              </table:table-cell>
              <table:table-cell office:value-type="float" office:value="0.5">
                <text:p>0.5</text:p>
              </table:table-cell>
              <table:table-cell office:value-type="float" office:value="0.0497835">
                <text:p>0.0497835</text:p>
              </table:table-cell>
              <table:table-cell office:value-type="float" office:value="0.950216">
                <text:p>0.9502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81818">
                <text:p>0.781818</text:p>
              </table:table-cell>
              <table:table-cell office:value-type="float" office:value="0.555556">
                <text:p>0.555556</text:p>
              </table:table-cell>
              <table:table-cell office:value-type="float" office:value="0.0497835">
                <text:p>0.0497835</text:p>
              </table:table-cell>
              <table:table-cell office:value-type="float" office:value="0.950216">
                <text:p>0.950216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87879">
                <text:p>0.787879</text:p>
              </table:table-cell>
              <table:table-cell office:value-type="float" office:value="0.555556">
                <text:p>0.555556</text:p>
              </table:table-cell>
              <table:table-cell office:value-type="float" office:value="0.0562771">
                <text:p>0.0562771</text:p>
              </table:table-cell>
              <table:table-cell office:value-type="float" office:value="0.943723">
                <text:p>0.943723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93939">
                <text:p>0.793939</text:p>
              </table:table-cell>
              <table:table-cell office:value-type="float" office:value="0.555556">
                <text:p>0.555556</text:p>
              </table:table-cell>
              <table:table-cell office:value-type="float" office:value="0.0584416">
                <text:p>0.0584416</text:p>
              </table:table-cell>
              <table:table-cell office:value-type="float" office:value="0.941558">
                <text:p>0.941558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">
                <text:p>0.8</text:p>
              </table:table-cell>
              <table:table-cell office:value-type="float" office:value="0.555556">
                <text:p>0.555556</text:p>
              </table:table-cell>
              <table:table-cell office:value-type="float" office:value="0.0584416">
                <text:p>0.0584416</text:p>
              </table:table-cell>
              <table:table-cell office:value-type="float" office:value="0.941558">
                <text:p>0.941558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06061">
                <text:p>0.806061</text:p>
              </table:table-cell>
              <table:table-cell office:value-type="float" office:value="0.666667">
                <text:p>0.666667</text:p>
              </table:table-cell>
              <table:table-cell office:value-type="float" office:value="0.0649351">
                <text:p>0.0649351</text:p>
              </table:table-cell>
              <table:table-cell office:value-type="float" office:value="0.935065">
                <text:p>0.935065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12121">
                <text:p>0.812121</text:p>
              </table:table-cell>
              <table:table-cell office:value-type="float" office:value="0.666667">
                <text:p>0.666667</text:p>
              </table:table-cell>
              <table:table-cell office:value-type="float" office:value="0.0649351">
                <text:p>0.0649351</text:p>
              </table:table-cell>
              <table:table-cell office:value-type="float" office:value="0.935065">
                <text:p>0.935065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18182">
                <text:p>0.818182</text:p>
              </table:table-cell>
              <table:table-cell office:value-type="float" office:value="0.666667">
                <text:p>0.666667</text:p>
              </table:table-cell>
              <table:table-cell office:value-type="float" office:value="0.0692641">
                <text:p>0.0692641</text:p>
              </table:table-cell>
              <table:table-cell office:value-type="float" office:value="0.930736">
                <text:p>0.930736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24242">
                <text:p>0.824242</text:p>
              </table:table-cell>
              <table:table-cell office:value-type="float" office:value="0.666667">
                <text:p>0.666667</text:p>
              </table:table-cell>
              <table:table-cell office:value-type="float" office:value="0.0714286">
                <text:p>0.0714286</text:p>
              </table:table-cell>
              <table:table-cell office:value-type="float" office:value="0.928571">
                <text:p>0.928571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30303">
                <text:p>0.830303</text:p>
              </table:table-cell>
              <table:table-cell office:value-type="float" office:value="0.666667">
                <text:p>0.666667</text:p>
              </table:table-cell>
              <table:table-cell office:value-type="float" office:value="0.0735931">
                <text:p>0.0735931</text:p>
              </table:table-cell>
              <table:table-cell office:value-type="float" office:value="0.926407">
                <text:p>0.926407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36364">
                <text:p>0.836364</text:p>
              </table:table-cell>
              <table:table-cell office:value-type="float" office:value="0.666667">
                <text:p>0.666667</text:p>
              </table:table-cell>
              <table:table-cell office:value-type="float" office:value="0.0735931">
                <text:p>0.0735931</text:p>
              </table:table-cell>
              <table:table-cell office:value-type="float" office:value="0.926407">
                <text:p>0.926407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42424">
                <text:p>0.842424</text:p>
              </table:table-cell>
              <table:table-cell office:value-type="float" office:value="0.666667">
                <text:p>0.666667</text:p>
              </table:table-cell>
              <table:table-cell office:value-type="float" office:value="0.0735931">
                <text:p>0.0735931</text:p>
              </table:table-cell>
              <table:table-cell office:value-type="float" office:value="0.926407">
                <text:p>0.926407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8485">
                <text:p>0.848485</text:p>
              </table:table-cell>
              <table:table-cell office:value-type="float" office:value="0.666667">
                <text:p>0.666667</text:p>
              </table:table-cell>
              <table:table-cell office:value-type="float" office:value="0.0757576">
                <text:p>0.0757576</text:p>
              </table:table-cell>
              <table:table-cell office:value-type="float" office:value="0.924242">
                <text:p>0.924242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4545">
                <text:p>0.854545</text:p>
              </table:table-cell>
              <table:table-cell office:value-type="float" office:value="0.722222">
                <text:p>0.722222</text:p>
              </table:table-cell>
              <table:table-cell office:value-type="float" office:value="0.0757576">
                <text:p>0.0757576</text:p>
              </table:table-cell>
              <table:table-cell office:value-type="float" office:value="0.924242">
                <text:p>0.924242</text:p>
              </table:table-cell>
              <table:table-cell office:value-type="float" office:value="0.277778">
                <text:p>0.2777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0606">
                <text:p>0.860606</text:p>
              </table:table-cell>
              <table:table-cell office:value-type="float" office:value="0.722222">
                <text:p>0.722222</text:p>
              </table:table-cell>
              <table:table-cell office:value-type="float" office:value="0.0800866">
                <text:p>0.0800866</text:p>
              </table:table-cell>
              <table:table-cell office:value-type="float" office:value="0.919913">
                <text:p>0.919913</text:p>
              </table:table-cell>
              <table:table-cell office:value-type="float" office:value="0.277778">
                <text:p>0.2777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66667">
                <text:p>0.866667</text:p>
              </table:table-cell>
              <table:table-cell office:value-type="float" office:value="0.722222">
                <text:p>0.722222</text:p>
              </table:table-cell>
              <table:table-cell office:value-type="float" office:value="0.0844156">
                <text:p>0.0844156</text:p>
              </table:table-cell>
              <table:table-cell office:value-type="float" office:value="0.915584">
                <text:p>0.915584</text:p>
              </table:table-cell>
              <table:table-cell office:value-type="float" office:value="0.277778">
                <text:p>0.2777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72727">
                <text:p>0.872727</text:p>
              </table:table-cell>
              <table:table-cell office:value-type="float" office:value="0.722222">
                <text:p>0.722222</text:p>
              </table:table-cell>
              <table:table-cell office:value-type="float" office:value="0.0865801">
                <text:p>0.0865801</text:p>
              </table:table-cell>
              <table:table-cell office:value-type="float" office:value="0.91342">
                <text:p>0.91342</text:p>
              </table:table-cell>
              <table:table-cell office:value-type="float" office:value="0.277778">
                <text:p>0.2777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78788">
                <text:p>0.878788</text:p>
              </table:table-cell>
              <table:table-cell office:value-type="float" office:value="0.722222">
                <text:p>0.722222</text:p>
              </table:table-cell>
              <table:table-cell office:value-type="float" office:value="0.0887446">
                <text:p>0.0887446</text:p>
              </table:table-cell>
              <table:table-cell office:value-type="float" office:value="0.911255">
                <text:p>0.911255</text:p>
              </table:table-cell>
              <table:table-cell office:value-type="float" office:value="0.277778">
                <text:p>0.2777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84848">
                <text:p>0.884848</text:p>
              </table:table-cell>
              <table:table-cell office:value-type="float" office:value="0.722222">
                <text:p>0.722222</text:p>
              </table:table-cell>
              <table:table-cell office:value-type="float" office:value="0.0930736">
                <text:p>0.0930736</text:p>
              </table:table-cell>
              <table:table-cell office:value-type="float" office:value="0.906926">
                <text:p>0.906926</text:p>
              </table:table-cell>
              <table:table-cell office:value-type="float" office:value="0.277778">
                <text:p>0.2777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90909">
                <text:p>0.890909</text:p>
              </table:table-cell>
              <table:table-cell office:value-type="float" office:value="0.722222">
                <text:p>0.722222</text:p>
              </table:table-cell>
              <table:table-cell office:value-type="float" office:value="0.0995671">
                <text:p>0.0995671</text:p>
              </table:table-cell>
              <table:table-cell office:value-type="float" office:value="0.900433">
                <text:p>0.900433</text:p>
              </table:table-cell>
              <table:table-cell office:value-type="float" office:value="0.277778">
                <text:p>0.2777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9697">
                <text:p>0.89697</text:p>
              </table:table-cell>
              <table:table-cell office:value-type="float" office:value="0.722222">
                <text:p>0.722222</text:p>
              </table:table-cell>
              <table:table-cell office:value-type="float" office:value="0.108225">
                <text:p>0.108225</text:p>
              </table:table-cell>
              <table:table-cell office:value-type="float" office:value="0.891775">
                <text:p>0.891775</text:p>
              </table:table-cell>
              <table:table-cell office:value-type="float" office:value="0.277778">
                <text:p>0.2777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0303">
                <text:p>0.90303</text:p>
              </table:table-cell>
              <table:table-cell office:value-type="float" office:value="0.722222">
                <text:p>0.722222</text:p>
              </table:table-cell>
              <table:table-cell office:value-type="float" office:value="0.108225">
                <text:p>0.108225</text:p>
              </table:table-cell>
              <table:table-cell office:value-type="float" office:value="0.891775">
                <text:p>0.891775</text:p>
              </table:table-cell>
              <table:table-cell office:value-type="float" office:value="0.277778">
                <text:p>0.2777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09091">
                <text:p>0.909091</text:p>
              </table:table-cell>
              <table:table-cell office:value-type="float" office:value="0.722222">
                <text:p>0.722222</text:p>
              </table:table-cell>
              <table:table-cell office:value-type="float" office:value="0.112554">
                <text:p>0.112554</text:p>
              </table:table-cell>
              <table:table-cell office:value-type="float" office:value="0.887446">
                <text:p>0.887446</text:p>
              </table:table-cell>
              <table:table-cell office:value-type="float" office:value="0.277778">
                <text:p>0.2777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15152">
                <text:p>0.915152</text:p>
              </table:table-cell>
              <table:table-cell office:value-type="float" office:value="0.777778">
                <text:p>0.777778</text:p>
              </table:table-cell>
              <table:table-cell office:value-type="float" office:value="0.119048">
                <text:p>0.119048</text:p>
              </table:table-cell>
              <table:table-cell office:value-type="float" office:value="0.880952">
                <text:p>0.880952</text:p>
              </table:table-cell>
              <table:table-cell office:value-type="float" office:value="0.222222">
                <text:p>0.2222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21212">
                <text:p>0.921212</text:p>
              </table:table-cell>
              <table:table-cell office:value-type="float" office:value="0.777778">
                <text:p>0.777778</text:p>
              </table:table-cell>
              <table:table-cell office:value-type="float" office:value="0.127706">
                <text:p>0.127706</text:p>
              </table:table-cell>
              <table:table-cell office:value-type="float" office:value="0.872294">
                <text:p>0.872294</text:p>
              </table:table-cell>
              <table:table-cell office:value-type="float" office:value="0.222222">
                <text:p>0.2222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27273">
                <text:p>0.927273</text:p>
              </table:table-cell>
              <table:table-cell office:value-type="float" office:value="0.777778">
                <text:p>0.777778</text:p>
              </table:table-cell>
              <table:table-cell office:value-type="float" office:value="0.132035">
                <text:p>0.132035</text:p>
              </table:table-cell>
              <table:table-cell office:value-type="float" office:value="0.867965">
                <text:p>0.867965</text:p>
              </table:table-cell>
              <table:table-cell office:value-type="float" office:value="0.222222">
                <text:p>0.2222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33333">
                <text:p>0.933333</text:p>
              </table:table-cell>
              <table:table-cell office:value-type="float" office:value="0.777778">
                <text:p>0.777778</text:p>
              </table:table-cell>
              <table:table-cell office:value-type="float" office:value="0.145022">
                <text:p>0.145022</text:p>
              </table:table-cell>
              <table:table-cell office:value-type="float" office:value="0.854978">
                <text:p>0.854978</text:p>
              </table:table-cell>
              <table:table-cell office:value-type="float" office:value="0.222222">
                <text:p>0.2222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39394">
                <text:p>0.939394</text:p>
              </table:table-cell>
              <table:table-cell office:value-type="float" office:value="0.777778">
                <text:p>0.777778</text:p>
              </table:table-cell>
              <table:table-cell office:value-type="float" office:value="0.151515">
                <text:p>0.151515</text:p>
              </table:table-cell>
              <table:table-cell office:value-type="float" office:value="0.848485">
                <text:p>0.848485</text:p>
              </table:table-cell>
              <table:table-cell office:value-type="float" office:value="0.222222">
                <text:p>0.2222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45455">
                <text:p>0.945455</text:p>
              </table:table-cell>
              <table:table-cell office:value-type="float" office:value="0.777778">
                <text:p>0.777778</text:p>
              </table:table-cell>
              <table:table-cell office:value-type="float" office:value="0.162338">
                <text:p>0.162338</text:p>
              </table:table-cell>
              <table:table-cell office:value-type="float" office:value="0.837662">
                <text:p>0.837662</text:p>
              </table:table-cell>
              <table:table-cell office:value-type="float" office:value="0.222222">
                <text:p>0.2222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51515">
                <text:p>0.951515</text:p>
              </table:table-cell>
              <table:table-cell office:value-type="float" office:value="0.777778">
                <text:p>0.777778</text:p>
              </table:table-cell>
              <table:table-cell office:value-type="float" office:value="0.192641">
                <text:p>0.192641</text:p>
              </table:table-cell>
              <table:table-cell office:value-type="float" office:value="0.807359">
                <text:p>0.807359</text:p>
              </table:table-cell>
              <table:table-cell office:value-type="float" office:value="0.222222">
                <text:p>0.2222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57576">
                <text:p>0.957576</text:p>
              </table:table-cell>
              <table:table-cell office:value-type="float" office:value="0.777778">
                <text:p>0.777778</text:p>
              </table:table-cell>
              <table:table-cell office:value-type="float" office:value="0.207792">
                <text:p>0.207792</text:p>
              </table:table-cell>
              <table:table-cell office:value-type="float" office:value="0.792208">
                <text:p>0.792208</text:p>
              </table:table-cell>
              <table:table-cell office:value-type="float" office:value="0.222222">
                <text:p>0.2222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3636">
                <text:p>0.963636</text:p>
              </table:table-cell>
              <table:table-cell office:value-type="float" office:value="0.777778">
                <text:p>0.777778</text:p>
              </table:table-cell>
              <table:table-cell office:value-type="float" office:value="0.235931">
                <text:p>0.235931</text:p>
              </table:table-cell>
              <table:table-cell office:value-type="float" office:value="0.764069">
                <text:p>0.764069</text:p>
              </table:table-cell>
              <table:table-cell office:value-type="float" office:value="0.222222">
                <text:p>0.2222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69697">
                <text:p>0.969697</text:p>
              </table:table-cell>
              <table:table-cell office:value-type="float" office:value="0.777778">
                <text:p>0.777778</text:p>
              </table:table-cell>
              <table:table-cell office:value-type="float" office:value="0.251082">
                <text:p>0.251082</text:p>
              </table:table-cell>
              <table:table-cell office:value-type="float" office:value="0.748918">
                <text:p>0.748918</text:p>
              </table:table-cell>
              <table:table-cell office:value-type="float" office:value="0.222222">
                <text:p>0.2222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75758">
                <text:p>0.975758</text:p>
              </table:table-cell>
              <table:table-cell office:value-type="float" office:value="0.833333">
                <text:p>0.833333</text:p>
              </table:table-cell>
              <table:table-cell office:value-type="float" office:value="0.279221">
                <text:p>0.279221</text:p>
              </table:table-cell>
              <table:table-cell office:value-type="float" office:value="0.720779">
                <text:p>0.720779</text:p>
              </table:table-cell>
              <table:table-cell office:value-type="float" office:value="0.166667">
                <text:p>0.1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81818">
                <text:p>0.981818</text:p>
              </table:table-cell>
              <table:table-cell office:value-type="float" office:value="0.944444">
                <text:p>0.944444</text:p>
              </table:table-cell>
              <table:table-cell office:value-type="float" office:value="0.313853">
                <text:p>0.313853</text:p>
              </table:table-cell>
              <table:table-cell office:value-type="float" office:value="0.686147">
                <text:p>0.686147</text:p>
              </table:table-cell>
              <table:table-cell office:value-type="float" office:value="0.0555556">
                <text:p>0.05555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7879">
                <text:p>0.987879</text:p>
              </table:table-cell>
              <table:table-cell office:value-type="float" office:value="0.944444">
                <text:p>0.944444</text:p>
              </table:table-cell>
              <table:table-cell office:value-type="float" office:value="0.383117">
                <text:p>0.383117</text:p>
              </table:table-cell>
              <table:table-cell office:value-type="float" office:value="0.616883">
                <text:p>0.616883</text:p>
              </table:table-cell>
              <table:table-cell office:value-type="float" office:value="0.0555556">
                <text:p>0.05555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3939">
                <text:p>0.993939</text:p>
              </table:table-cell>
              <table:table-cell office:value-type="float" office:value="1">
                <text:p>1</text:p>
              </table:table-cell>
              <table:table-cell office:value-type="float" office:value="0.467532">
                <text:p>0.467532</text:p>
              </table:table-cell>
              <table:table-cell office:value-type="float" office:value="0.532468">
                <text:p>0.53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